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3.464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4.49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9" style:family="table-cell" style:parent-style-name="Default">
      <style:table-cell-properties fo:background-color="#ff0000"/>
      <style:text-properties fo:color="#000000" fo:font-weight="bold" style:font-weight-asian="bold" style:font-weight-complex="bold"/>
    </style:style>
    <style:style style:name="ce1" style:family="table-cell" style:parent-style-name="Default" style:data-style-name="N2"/>
    <style:style style:name="ce11" style:family="table-cell" style:parent-style-name="Default" style:data-style-name="N2">
      <style:table-cell-properties fo:background-color="#ff0000"/>
      <style:text-properties fo:color="#000000"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ff"/>
    </style:style>
    <style:style style:name="ce3" style:family="table-cell" style:parent-style-name="Default" style:data-style-name="N2">
      <style:table-cell-properties fo:background-color="#ffbf00"/>
    </style:style>
    <style:style style:name="ce4" style:family="table-cell" style:parent-style-name="Default" style:data-style-name="N128"/>
    <style:style style:name="ce5" style:family="table-cell" style:parent-style-name="Default" style:data-style-name="N128">
      <style:table-cell-properties fo:background-color="#ffff00"/>
    </style:style>
    <style:style style:name="ce15" style:family="table-cell" style:parent-style-name="Default" style:data-style-name="N128">
      <style:table-cell-properties fo:background-color="#ff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Mono" style:font-name-asian="Liberation Mono" style:font-name-complex="Liberation Mono"/>
    </style:style>
    <style:style style:name="ce7" style:family="table-cell" style:parent-style-name="Default">
      <style:text-properties style:font-name="Liberation Mono" style:font-name-asian="Liberation Mono" style:font-name-complex="Liberation Mono"/>
    </style:style>
    <style:style style:name="ce8" style:family="table-cell" style:parent-style-name="Default">
      <style:text-properties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mparision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4"/>
        <table:table-column table:style-name="co7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Actual/MEDV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Predict 1</text:p>
          </table:table-cell>
          <table:table-cell table:style-name="Default" office:value-type="string" calcext:value-type="string">
            <text:p>residual</text:p>
          </table:table-cell>
          <table:table-cell/>
          <table:table-cell table:style-name="Default" office:value-type="string" calcext:value-type="string">
            <text:p>residual Square</text:p>
          </table:table-cell>
          <table:table-cell table:style-name="Default" office:value-type="string" calcext:value-type="string">
            <text:p>Absolute residual</text:p>
          </table:table-cell>
          <table:table-cell office:value-type="string" calcext:value-type="string">
            <text:p>Rang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3" calcext:value-type="float">
            <text:p>6.43</text:p>
          </table:table-cell>
          <table:table-cell office:value-type="float" office:value="28.7" calcext:value-type="float">
            <text:p>28.7</text:p>
          </table:table-cell>
          <table:table-cell office:value-type="float" office:value="23.6944830248168" calcext:value-type="float">
            <text:p>23.69</text:p>
          </table:table-cell>
          <table:table-cell table:formula="of:=([.$P$17]+ [.B2]*[.$P$16])" office:value-type="float" office:value="23.6944830015" calcext:value-type="float">
            <text:p>23.69</text:p>
          </table:table-cell>
          <table:table-cell table:formula="of:=([.C2]-[.D2])" office:value-type="float" office:value="5.0055169751832" calcext:value-type="float">
            <text:p>5.01</text:p>
          </table:table-cell>
          <table:table-cell table:formula="of:=IF([.F2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2]*[.F2])" office:value-type="float" office:value="25.0552001888472" calcext:value-type="float">
            <text:p>25.055</text:p>
          </table:table-cell>
          <table:table-cell table:formula="of:=ABS([.F2])" office:value-type="float" office:value="5.0055169751832" calcext:value-type="float">
            <text:p>5.01</text:p>
          </table:table-cell>
          <table:table-cell table:formula="of:=IF([.I2]&lt;1; &quot;Category 0-1&quot;; IF(AND([.I2]&gt;=1;[.I2]&lt;2); &quot;Category 1 -2&quot;; IF(AND([.I2]&gt;=2;[.I2]&lt;3); &quot;Category 2-3&quot;; IF(AND([.I2]&gt;=3;[.I2]&lt;4); &quot;Category 3-4&quot; ; IF(AND([.I2]&gt;=4;[.I2]&lt;5); &quot;Category 4-5&quot; ;  IF(AND([.I2]&gt;=5;[.I2]&lt;7); &quot;Category 5-7&quot; ;IF([.I2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72" calcext:value-type="float">
            <text:p>6.172</text:p>
          </table:table-cell>
          <table:table-cell office:value-type="float" office:value="27.1" calcext:value-type="float">
            <text:p>27.1</text:p>
          </table:table-cell>
          <table:table-cell office:value-type="float" office:value="21.3319187031184" calcext:value-type="float">
            <text:p>21.33</text:p>
          </table:table-cell>
          <table:table-cell table:formula="of:=([.$P$17]+ [.B3]*[.$P$16])" office:value-type="float" office:value="21.3319186806" calcext:value-type="float">
            <text:p>21.33</text:p>
          </table:table-cell>
          <table:table-cell table:formula="of:=([.C3]-[.D3])" office:value-type="float" office:value="5.7680812968816" calcext:value-type="float">
            <text:p>5.77</text:p>
          </table:table-cell>
          <table:table-cell table:formula="of:=IF([.F3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3]*[.F3])" office:value-type="float" office:value="33.2707618474353" calcext:value-type="float">
            <text:p>33.271</text:p>
          </table:table-cell>
          <table:table-cell table:formula="of:=ABS([.F3])" office:value-type="float" office:value="5.7680812968816" calcext:value-type="float">
            <text:p>5.77</text:p>
          </table:table-cell>
          <table:table-cell table:formula="of:=IF([.I3]&lt;1; &quot;Category 0-1&quot;; IF(AND([.I3]&gt;=1;[.I3]&lt;2); &quot;Category 1 -2&quot;; IF(AND([.I3]&gt;=2;[.I3]&lt;3); &quot;Category 2-3&quot;; IF(AND([.I3]&gt;=3;[.I3]&lt;4); &quot;Category 3-4&quot; ; IF(AND([.I3]&gt;=4;[.I3]&lt;5); &quot;Category 4-5&quot; ;  IF(AND([.I3]&gt;=5;[.I3]&lt;7); &quot;Category 5-7&quot; ;IF([.I3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31" calcext:value-type="float">
            <text:p>5.631</text:p>
          </table:table-cell>
          <table:table-cell office:value-type="float" office:value="16.5" calcext:value-type="float">
            <text:p>16.5</text:p>
          </table:table-cell>
          <table:table-cell office:value-type="float" office:value="16.3778594083942" calcext:value-type="float">
            <text:p>16.38</text:p>
          </table:table-cell>
          <table:table-cell table:formula="of:=([.$P$17]+ [.B4]*[.$P$16])" office:value-type="float" office:value="16.37785938755" calcext:value-type="float">
            <text:p>16.38</text:p>
          </table:table-cell>
          <table:table-cell table:formula="of:=([.C4]-[.D4])" office:value-type="float" office:value="0.122140591605799" calcext:value-type="float">
            <text:p>0.12</text:p>
          </table:table-cell>
          <table:table-cell table:formula="of:=IF([.F4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4]*[.F4])" office:value-type="float" office:value="0.0149183241178146" calcext:value-type="float">
            <text:p>0.015</text:p>
          </table:table-cell>
          <table:table-cell table:formula="of:=ABS([.F4])" office:value-type="float" office:value="0.122140591605799" calcext:value-type="float">
            <text:p>0.12</text:p>
          </table:table-cell>
          <table:table-cell table:formula="of:=IF([.I4]&lt;1; &quot;Category 0-1&quot;; IF(AND([.I4]&gt;=1;[.I4]&lt;2); &quot;Category 1 -2&quot;; IF(AND([.I4]&gt;=2;[.I4]&lt;3); &quot;Category 2-3&quot;; IF(AND([.I4]&gt;=3;[.I4]&lt;4); &quot;Category 3-4&quot; ; IF(AND([.I4]&gt;=4;[.I4]&lt;5); &quot;Category 4-5&quot; ;  IF(AND([.I4]&gt;=5;[.I4]&lt;7); &quot;Category 5-7&quot; ;IF([.I4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34" calcext:value-type="float">
            <text:p>5.834</text:p>
          </table:table-cell>
          <table:table-cell office:value-type="float" office:value="19.9" calcext:value-type="float">
            <text:p>19.9</text:p>
          </table:table-cell>
          <table:table-cell office:value-type="float" office:value="18.2367762971724" calcext:value-type="float">
            <text:p>18.24</text:p>
          </table:table-cell>
          <table:table-cell table:formula="of:=([.$P$17]+ [.B5]*[.$P$16])" office:value-type="float" office:value="18.2367762757" calcext:value-type="float">
            <text:p>18.24</text:p>
          </table:table-cell>
          <table:table-cell table:formula="of:=([.C5]-[.D5])" office:value-type="float" office:value="1.6632237028276" calcext:value-type="float">
            <text:p>1.66</text:p>
          </table:table-cell>
          <table:table-cell table:formula="of:=IF([.F5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5]*[.F5])" office:value-type="float" office:value="2.76631308564754" calcext:value-type="float">
            <text:p>2.766</text:p>
          </table:table-cell>
          <table:table-cell table:formula="of:=ABS([.F5])" office:value-type="float" office:value="1.6632237028276" calcext:value-type="float">
            <text:p>1.66</text:p>
          </table:table-cell>
          <table:table-cell table:formula="of:=IF([.I5]&lt;1; &quot;Category 0-1&quot;; IF(AND([.I5]&gt;=1;[.I5]&lt;2); &quot;Category 1 -2&quot;; IF(AND([.I5]&gt;=2;[.I5]&lt;3); &quot;Category 2-3&quot;; IF(AND([.I5]&gt;=3;[.I5]&lt;4); &quot;Category 3-4&quot; ; IF(AND([.I5]&gt;=4;[.I5]&lt;5); &quot;Category 4-5&quot; ;  IF(AND([.I5]&gt;=5;[.I5]&lt;7); &quot;Category 5-7&quot; ;IF([.I5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9" calcext:value-type="float">
            <text:p>5.99</text:p>
          </table:table-cell>
          <table:table-cell office:value-type="float" office:value="17.5" calcext:value-type="float">
            <text:p>17.5</text:p>
          </table:table-cell>
          <table:table-cell office:value-type="float" office:value="19.6653035614552" calcext:value-type="float">
            <text:p>19.67</text:p>
          </table:table-cell>
          <table:table-cell table:formula="of:=([.$P$17]+ [.B6]*[.$P$16])" office:value-type="float" office:value="19.6653035395" calcext:value-type="float">
            <text:p>19.67</text:p>
          </table:table-cell>
          <table:table-cell table:formula="of:=([.C6]-[.D6])" office:value-type="float" office:value="-2.1653035614552" calcext:value-type="float">
            <text:p>-2.17</text:p>
          </table:table-cell>
          <table:table-cell table:formula="of:=IF([.F6]&gt;=0; &quot;greater than 0&quot;; &quot;less than 0&quot;)" office:value-type="string" office:string-value="less than 0" calcext:value-type="string">
            <text:p>less than 0</text:p>
          </table:table-cell>
          <table:table-cell table:formula="of:=([.F6]*[.F6])" office:value-type="float" office:value="4.68853951325057" calcext:value-type="float">
            <text:p>4.689</text:p>
          </table:table-cell>
          <table:table-cell table:formula="of:=ABS([.F6])" office:value-type="float" office:value="2.1653035614552" calcext:value-type="float">
            <text:p>2.17</text:p>
          </table:table-cell>
          <table:table-cell table:formula="of:=IF([.I6]&lt;1; &quot;Category 0-1&quot;; IF(AND([.I6]&gt;=1;[.I6]&lt;2); &quot;Category 1 -2&quot;; IF(AND([.I6]&gt;=2;[.I6]&lt;3); &quot;Category 2-3&quot;; IF(AND([.I6]&gt;=3;[.I6]&lt;4); &quot;Category 3-4&quot; ; IF(AND([.I6]&gt;=4;[.I6]&lt;5); &quot;Category 4-5&quot; ;  IF(AND([.I6]&gt;=5;[.I6]&lt;7); &quot;Category 5-7&quot; ;IF([.I6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965" calcext:value-type="float">
            <text:p>5.965</text:p>
          </table:table-cell>
          <table:table-cell office:value-type="float" office:value="19.6" calcext:value-type="float">
            <text:p>19.6</text:p>
          </table:table-cell>
          <table:table-cell office:value-type="float" office:value="19.4363729101278" calcext:value-type="float">
            <text:p>19.44</text:p>
          </table:table-cell>
          <table:table-cell table:formula="of:=([.$P$17]+ [.B7]*[.$P$16])" office:value-type="float" office:value="19.43637288825" calcext:value-type="float">
            <text:p>19.44</text:p>
          </table:table-cell>
          <table:table-cell table:formula="of:=([.C7]-[.D7])" office:value-type="float" office:value="0.1636270898722" calcext:value-type="float">
            <text:p>0.16</text:p>
          </table:table-cell>
          <table:table-cell table:formula="of:=IF([.F7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7]*[.F7])" office:value-type="float" office:value="0.0267738245400451" calcext:value-type="float">
            <text:p>0.027</text:p>
          </table:table-cell>
          <table:table-cell table:formula="of:=ABS([.F7])" office:value-type="float" office:value="0.1636270898722" calcext:value-type="float">
            <text:p>0.16</text:p>
          </table:table-cell>
          <table:table-cell table:formula="of:=IF([.I7]&lt;1; &quot;Category 0-1&quot;; IF(AND([.I7]&gt;=1;[.I7]&lt;2); &quot;Category 1 -2&quot;; IF(AND([.I7]&gt;=2;[.I7]&lt;3); &quot;Category 2-3&quot;; IF(AND([.I7]&gt;=3;[.I7]&lt;4); &quot;Category 3-4&quot; ; IF(AND([.I7]&gt;=4;[.I7]&lt;5); &quot;Category 4-5&quot; ;  IF(AND([.I7]&gt;=5;[.I7]&lt;7); &quot;Category 5-7&quot; ;IF([.I7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142" calcext:value-type="float">
            <text:p>6.142</text:p>
          </table:table-cell>
          <table:table-cell office:value-type="float" office:value="15.2" calcext:value-type="float">
            <text:p>15.2</text:p>
          </table:table-cell>
          <table:table-cell office:value-type="float" office:value="21.0572019215255" calcext:value-type="float">
            <text:p>21.06</text:p>
          </table:table-cell>
          <table:table-cell table:formula="of:=([.$P$17]+ [.B8]*[.$P$16])" office:value-type="float" office:value="21.0572018991" calcext:value-type="float">
            <text:p>21.06</text:p>
          </table:table-cell>
          <table:table-cell table:formula="of:=([.C8]-[.D8])" office:value-type="float" office:value="-5.8572019215255" calcext:value-type="float">
            <text:p>-5.86</text:p>
          </table:table-cell>
          <table:table-cell table:formula="of:=IF([.F8]&gt;=0; &quot;greater than 0&quot;; &quot;less than 0&quot;)" office:value-type="string" office:string-value="less than 0" calcext:value-type="string">
            <text:p>less than 0</text:p>
          </table:table-cell>
          <table:table-cell table:formula="of:=([.F8]*[.F8])" office:value-type="float" office:value="34.306814349522" calcext:value-type="float">
            <text:p>34.307</text:p>
          </table:table-cell>
          <table:table-cell table:formula="of:=ABS([.F8])" office:value-type="float" office:value="5.8572019215255" calcext:value-type="float">
            <text:p>5.86</text:p>
          </table:table-cell>
          <table:table-cell table:formula="of:=IF([.I8]&lt;1; &quot;Category 0-1&quot;; IF(AND([.I8]&gt;=1;[.I8]&lt;2); &quot;Category 1 -2&quot;; IF(AND([.I8]&gt;=2;[.I8]&lt;3); &quot;Category 2-3&quot;; IF(AND([.I8]&gt;=3;[.I8]&lt;4); &quot;Category 3-4&quot; ; IF(AND([.I8]&gt;=4;[.I8]&lt;5); &quot;Category 4-5&quot; ;  IF(AND([.I8]&gt;=5;[.I8]&lt;7); &quot;Category 5-7&quot; ;IF([.I8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.047" calcext:value-type="float">
            <text:p>6.047</text:p>
          </table:table-cell>
          <table:table-cell office:value-type="float" office:value="14.8" calcext:value-type="float">
            <text:p>14.8</text:p>
          </table:table-cell>
          <table:table-cell office:value-type="float" office:value="20.1872654464816" calcext:value-type="float">
            <text:p>20.19</text:p>
          </table:table-cell>
          <table:table-cell table:formula="of:=([.$P$17]+ [.B9]*[.$P$16])" office:value-type="float" office:value="20.18726542435" calcext:value-type="float">
            <text:p>20.19</text:p>
          </table:table-cell>
          <table:table-cell table:formula="of:=([.C9]-[.D9])" office:value-type="float" office:value="-5.3872654464816" calcext:value-type="float">
            <text:p>-5.39</text:p>
          </table:table-cell>
          <table:table-cell table:formula="of:=IF([.F9]&gt;=0; &quot;greater than 0&quot;; &quot;less than 0&quot;)" office:value-type="string" office:string-value="less than 0" calcext:value-type="string">
            <text:p>less than 0</text:p>
          </table:table-cell>
          <table:table-cell table:formula="of:=([.F9]*[.F9])" office:value-type="float" office:value="29.0226289908546" calcext:value-type="float">
            <text:p>29.023</text:p>
          </table:table-cell>
          <table:table-cell table:formula="of:=ABS([.F9])" office:value-type="float" office:value="5.3872654464816" calcext:value-type="float">
            <text:p>5.39</text:p>
          </table:table-cell>
          <table:table-cell table:formula="of:=IF([.I9]&lt;1; &quot;Category 0-1&quot;; IF(AND([.I9]&gt;=1;[.I9]&lt;2); &quot;Category 1 -2&quot;; IF(AND([.I9]&gt;=2;[.I9]&lt;3); &quot;Category 2-3&quot;; IF(AND([.I9]&gt;=3;[.I9]&lt;4); &quot;Category 3-4&quot; ; IF(AND([.I9]&gt;=4;[.I9]&lt;5); &quot;Category 4-5&quot; ;  IF(AND([.I9]&gt;=5;[.I9]&lt;7); &quot;Category 5-7&quot; ;IF([.I9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602" calcext:value-type="float">
            <text:p>5.602</text:p>
          </table:table-cell>
          <table:table-cell office:value-type="float" office:value="19.4" calcext:value-type="float">
            <text:p>19.4</text:p>
          </table:table-cell>
          <table:table-cell office:value-type="float" office:value="16.1122998528545" calcext:value-type="float">
            <text:p>16.11</text:p>
          </table:table-cell>
          <table:table-cell table:formula="of:=([.$P$17]+ [.B10]*[.$P$16])" office:value-type="float" office:value="16.1122998321" calcext:value-type="float">
            <text:p>16.11</text:p>
          </table:table-cell>
          <table:table-cell table:formula="of:=([.C10]-[.D10])" office:value-type="float" office:value="3.2877001471455" calcext:value-type="float">
            <text:p>3.29</text:p>
          </table:table-cell>
          <table:table-cell table:formula="of:=IF([.F10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0]*[.F10])" office:value-type="float" office:value="10.8089722575405" calcext:value-type="float">
            <text:p>10.809</text:p>
          </table:table-cell>
          <table:table-cell table:formula="of:=ABS([.F10])" office:value-type="float" office:value="3.2877001471455" calcext:value-type="float">
            <text:p>3.29</text:p>
          </table:table-cell>
          <table:table-cell table:formula="of:=IF([.I10]&lt;1; &quot;Category 0-1&quot;; IF(AND([.I10]&gt;=1;[.I10]&lt;2); &quot;Category 1 -2&quot;; IF(AND([.I10]&gt;=2;[.I10]&lt;3); &quot;Category 2-3&quot;; IF(AND([.I10]&gt;=3;[.I10]&lt;4); &quot;Category 3-4&quot; ; IF(AND([.I10]&gt;=4;[.I10]&lt;5); &quot;Category 4-5&quot; ;  IF(AND([.I10]&gt;=5;[.I10]&lt;7); &quot;Category 5-7&quot; ;IF([.I10]&gt;=7; &quot;Category Greater than 7&quot; )))))))" office:value-type="string" office:string-value="Category 3-4" calcext:value-type="string">
            <text:p>Category 3-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961" calcext:value-type="float">
            <text:p>5.961</text:p>
          </table:table-cell>
          <table:table-cell office:value-type="float" office:value="21.7" calcext:value-type="float">
            <text:p>21.7</text:p>
          </table:table-cell>
          <table:table-cell office:value-type="float" office:value="19.3997440059154" calcext:value-type="float">
            <text:p>19.40</text:p>
          </table:table-cell>
          <table:table-cell table:formula="of:=([.$P$17]+ [.B11]*[.$P$16])" office:value-type="float" office:value="19.39974398405" calcext:value-type="float">
            <text:p>19.40</text:p>
          </table:table-cell>
          <table:table-cell table:formula="of:=([.C11]-[.D11])" office:value-type="float" office:value="2.3002559940846" calcext:value-type="float">
            <text:p>2.30</text:p>
          </table:table-cell>
          <table:table-cell table:formula="of:=IF([.F11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1]*[.F11])" office:value-type="float" office:value="5.29117763832212" calcext:value-type="float">
            <text:p>5.291</text:p>
          </table:table-cell>
          <table:table-cell table:formula="of:=ABS([.F11])" office:value-type="float" office:value="2.3002559940846" calcext:value-type="float">
            <text:p>2.30</text:p>
          </table:table-cell>
          <table:table-cell table:formula="of:=IF([.I11]&lt;1; &quot;Category 0-1&quot;; IF(AND([.I11]&gt;=1;[.I11]&lt;2); &quot;Category 1 -2&quot;; IF(AND([.I11]&gt;=2;[.I11]&lt;3); &quot;Category 2-3&quot;; IF(AND([.I11]&gt;=3;[.I11]&lt;4); &quot;Category 3-4&quot; ; IF(AND([.I11]&gt;=4;[.I11]&lt;5); &quot;Category 4-5&quot; ;  IF(AND([.I11]&gt;=5;[.I11]&lt;7); &quot;Category 5-7&quot; ;IF([.I11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065" calcext:value-type="float">
            <text:p>6.065</text:p>
          </table:table-cell>
          <table:table-cell office:value-type="float" office:value="22.8" calcext:value-type="float">
            <text:p>22.8</text:p>
          </table:table-cell>
          <table:table-cell office:value-type="float" office:value="20.3520955154373" calcext:value-type="float">
            <text:p>20.35</text:p>
          </table:table-cell>
          <table:table-cell table:formula="of:=([.$P$17]+ [.B12]*[.$P$16])" office:value-type="float" office:value="20.35209549325" calcext:value-type="float">
            <text:p>20.35</text:p>
          </table:table-cell>
          <table:table-cell table:formula="of:=([.C12]-[.D12])" office:value-type="float" office:value="2.4479044845627" calcext:value-type="float">
            <text:p>2.45</text:p>
          </table:table-cell>
          <table:table-cell table:formula="of:=IF([.F12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2]*[.F12])" office:value-type="float" office:value="5.99223636554219" calcext:value-type="float">
            <text:p>5.992</text:p>
          </table:table-cell>
          <table:table-cell table:formula="of:=ABS([.F12])" office:value-type="float" office:value="2.4479044845627" calcext:value-type="float">
            <text:p>2.45</text:p>
          </table:table-cell>
          <table:table-cell table:formula="of:=IF([.I12]&lt;1; &quot;Category 0-1&quot;; IF(AND([.I12]&gt;=1;[.I12]&lt;2); &quot;Category 1 -2&quot;; IF(AND([.I12]&gt;=2;[.I12]&lt;3); &quot;Category 2-3&quot;; IF(AND([.I12]&gt;=3;[.I12]&lt;4); &quot;Category 3-4&quot; ; IF(AND([.I12]&gt;=4;[.I12]&lt;5); &quot;Category 4-5&quot; ;  IF(AND([.I12]&gt;=5;[.I12]&lt;7); &quot;Category 5-7&quot; ;IF([.I12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14" calcext:value-type="float">
            <text:p>6.14</text:p>
          </table:table-cell>
          <table:table-cell office:value-type="float" office:value="20.8" calcext:value-type="float">
            <text:p>20.8</text:p>
          </table:table-cell>
          <table:table-cell office:value-type="float" office:value="21.0388874694194" calcext:value-type="float">
            <text:p>21.04</text:p>
          </table:table-cell>
          <table:table-cell table:formula="of:=([.$P$17]+ [.B13]*[.$P$16])" office:value-type="float" office:value="21.038887447" calcext:value-type="float">
            <text:p>21.04</text:p>
          </table:table-cell>
          <table:table-cell table:formula="of:=([.C13]-[.D13])" office:value-type="float" office:value="-0.238887469419399" calcext:value-type="float">
            <text:p>-0.24</text:p>
          </table:table-cell>
          <table:table-cell table:formula="of:=IF([.F13]&gt;=0; &quot;greater than 0&quot;; &quot;less than 0&quot;)" office:value-type="string" office:string-value="less than 0" calcext:value-type="string">
            <text:p>less than 0</text:p>
          </table:table-cell>
          <table:table-cell table:formula="of:=([.F13]*[.F13])" office:value-type="float" office:value="0.0570672230456045" calcext:value-type="float">
            <text:p>0.057</text:p>
          </table:table-cell>
          <table:table-cell table:formula="of:=ABS([.F13])" office:value-type="float" office:value="0.238887469419399" calcext:value-type="float">
            <text:p>0.24</text:p>
          </table:table-cell>
          <table:table-cell table:formula="of:=IF([.I13]&lt;1; &quot;Category 0-1&quot;; IF(AND([.I13]&gt;=1;[.I13]&lt;2); &quot;Category 1 -2&quot;; IF(AND([.I13]&gt;=2;[.I13]&lt;3); &quot;Category 2-3&quot;; IF(AND([.I13]&gt;=3;[.I13]&lt;4); &quot;Category 3-4&quot; ; IF(AND([.I13]&gt;=4;[.I13]&lt;5); &quot;Category 4-5&quot; ;  IF(AND([.I13]&gt;=5;[.I13]&lt;7); &quot;Category 5-7&quot; ;IF([.I13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27" calcext:value-type="float">
            <text:p>6.727</text:p>
          </table:table-cell>
          <table:table-cell office:value-type="float" office:value="28" calcext:value-type="float">
            <text:p>28</text:p>
          </table:table-cell>
          <table:table-cell office:value-type="float" office:value="26.4141791625859" calcext:value-type="float">
            <text:p>26.41</text:p>
          </table:table-cell>
          <table:table-cell table:formula="of:=([.$P$17]+ [.B14]*[.$P$16])" office:value-type="float" office:value="26.41417913835" calcext:value-type="float">
            <text:p>26.41</text:p>
          </table:table-cell>
          <table:table-cell table:formula="of:=([.C14]-[.D14])" office:value-type="float" office:value="1.5858208374141" calcext:value-type="float">
            <text:p>1.59</text:p>
          </table:table-cell>
          <table:table-cell table:formula="of:=IF([.F14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4]*[.F14])" office:value-type="float" office:value="2.51482772837676" calcext:value-type="float">
            <text:p>2.515</text:p>
          </table:table-cell>
          <table:table-cell table:formula="of:=ABS([.F14])" office:value-type="float" office:value="1.5858208374141" calcext:value-type="float">
            <text:p>1.59</text:p>
          </table:table-cell>
          <table:table-cell table:formula="of:=IF([.I14]&lt;1; &quot;Category 0-1&quot;; IF(AND([.I14]&gt;=1;[.I14]&lt;2); &quot;Category 1 -2&quot;; IF(AND([.I14]&gt;=2;[.I14]&lt;3); &quot;Category 2-3&quot;; IF(AND([.I14]&gt;=3;[.I14]&lt;4); &quot;Category 3-4&quot; ; IF(AND([.I14]&gt;=4;[.I14]&lt;5); &quot;Category 4-5&quot; ;  IF(AND([.I14]&gt;=5;[.I14]&lt;7); &quot;Category 5-7&quot; ;IF([.I14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211" calcext:value-type="float">
            <text:p>6.211</text:p>
          </table:table-cell>
          <table:table-cell office:value-type="float" office:value="25" calcext:value-type="float">
            <text:p>25</text:p>
          </table:table-cell>
          <table:table-cell office:value-type="float" office:value="21.6890505191891" calcext:value-type="float">
            <text:p>21.69</text:p>
          </table:table-cell>
          <table:table-cell table:formula="of:=([.$P$17]+ [.B15]*[.$P$16])" office:value-type="float" office:value="21.68905049655" calcext:value-type="float">
            <text:p>21.69</text:p>
          </table:table-cell>
          <table:table-cell table:formula="of:=([.C15]-[.D15])" office:value-type="float" office:value="3.3109494808109" calcext:value-type="float">
            <text:p>3.31</text:p>
          </table:table-cell>
          <table:table-cell table:formula="of:=IF([.F15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5]*[.F15])" office:value-type="float" office:value="10.962386464482" calcext:value-type="float">
            <text:p>10.962</text:p>
          </table:table-cell>
          <table:table-cell table:formula="of:=ABS([.F15])" office:value-type="float" office:value="3.3109494808109" calcext:value-type="float">
            <text:p>3.31</text:p>
          </table:table-cell>
          <table:table-cell table:formula="of:=IF([.I15]&lt;1; &quot;Category 0-1&quot;; IF(AND([.I15]&gt;=1;[.I15]&lt;2); &quot;Category 1 -2&quot;; IF(AND([.I15]&gt;=2;[.I15]&lt;3); &quot;Category 2-3&quot;; IF(AND([.I15]&gt;=3;[.I15]&lt;4); &quot;Category 3-4&quot; ; IF(AND([.I15]&gt;=4;[.I15]&lt;5); &quot;Category 4-5&quot; ;  IF(AND([.I15]&gt;=5;[.I15]&lt;7); &quot;Category 5-7&quot; ;IF([.I15]&gt;=7; &quot;Category Greater than 7&quot; )))))))" office:value-type="string" office:string-value="Category 3-4" calcext:value-type="string">
            <text:p>Category 3-4</text:p>
          </table:table-cell>
          <table:table-cell table:number-columns-repeated="5"/>
          <table:table-cell office:value-type="string" calcext:value-type="string">
            <text:p>Y=MX + C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625" calcext:value-type="float">
            <text:p>6.625</text:p>
          </table:table-cell>
          <table:table-cell office:value-type="float" office:value="28.4" calcext:value-type="float">
            <text:p>28.4</text:p>
          </table:table-cell>
          <table:table-cell office:value-type="float" office:value="25.4801421051702" calcext:value-type="float">
            <text:p>25.48</text:p>
          </table:table-cell>
          <table:table-cell table:formula="of:=([.$P$17]+ [.B16]*[.$P$16])" office:value-type="float" office:value="25.48014208125" calcext:value-type="float">
            <text:p>25.48</text:p>
          </table:table-cell>
          <table:table-cell table:formula="of:=([.C16]-[.D16])" office:value-type="float" office:value="2.9198578948298" calcext:value-type="float">
            <text:p>2.92</text:p>
          </table:table-cell>
          <table:table-cell table:formula="of:=IF([.F16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6]*[.F16])" office:value-type="float" office:value="8.52557012599991" calcext:value-type="float">
            <text:p>8.526</text:p>
          </table:table-cell>
          <table:table-cell table:formula="of:=ABS([.F16])" office:value-type="float" office:value="2.9198578948298" calcext:value-type="float">
            <text:p>2.92</text:p>
          </table:table-cell>
          <table:table-cell table:formula="of:=IF([.I16]&lt;1; &quot;Category 0-1&quot;; IF(AND([.I16]&gt;=1;[.I16]&lt;2); &quot;Category 1 -2&quot;; IF(AND([.I16]&gt;=2;[.I16]&lt;3); &quot;Category 2-3&quot;; IF(AND([.I16]&gt;=3;[.I16]&lt;4); &quot;Category 3-4&quot; ; IF(AND([.I16]&gt;=4;[.I16]&lt;5); &quot;Category 4-5&quot; ;  IF(AND([.I16]&gt;=5;[.I16]&lt;7); &quot;Category 5-7&quot; ;IF([.I16]&gt;=7; &quot;Category Greater than 7&quot; )))))))" office:value-type="string" office:string-value="Category 2-3" calcext:value-type="string">
            <text:p>Category 2-3</text:p>
          </table:table-cell>
          <table:table-cell table:number-columns-repeated="5"/>
          <table:table-cell table:style-name="ce6" office:value-type="float" office:value="9.15722605" calcext:value-type="float">
            <text:p>9.15722605</text:p>
          </table:table-cell>
          <table:table-cell table:style-name="ce8" office:value-type="string" calcext:value-type="string">
            <text:p>Coefficient: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163" calcext:value-type="float">
            <text:p>6.163</text:p>
          </table:table-cell>
          <table:table-cell office:value-type="float" office:value="21.4" calcext:value-type="float">
            <text:p>21.4</text:p>
          </table:table-cell>
          <table:table-cell office:value-type="float" office:value="21.2495036686405" calcext:value-type="float">
            <text:p>21.25</text:p>
          </table:table-cell>
          <table:table-cell table:formula="of:=([.$P$17]+ [.B17]*[.$P$16])" office:value-type="float" office:value="21.24950364615" calcext:value-type="float">
            <text:p>21.25</text:p>
          </table:table-cell>
          <table:table-cell table:formula="of:=([.C17]-[.D17])" office:value-type="float" office:value="0.150496331359498" calcext:value-type="float">
            <text:p>0.15</text:p>
          </table:table-cell>
          <table:table-cell table:formula="of:=IF([.F17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7]*[.F17])" office:value-type="float" office:value="0.022649145752668" calcext:value-type="float">
            <text:p>0.023</text:p>
          </table:table-cell>
          <table:table-cell table:formula="of:=ABS([.F17])" office:value-type="float" office:value="0.150496331359498" calcext:value-type="float">
            <text:p>0.15</text:p>
          </table:table-cell>
          <table:table-cell table:formula="of:=IF([.I17]&lt;1; &quot;Category 0-1&quot;; IF(AND([.I17]&gt;=1;[.I17]&lt;2); &quot;Category 1 -2&quot;; IF(AND([.I17]&gt;=2;[.I17]&lt;3); &quot;Category 2-3&quot;; IF(AND([.I17]&gt;=3;[.I17]&lt;4); &quot;Category 3-4&quot; ; IF(AND([.I17]&gt;=4;[.I17]&lt;5); &quot;Category 4-5&quot; ;  IF(AND([.I17]&gt;=5;[.I17]&lt;7); &quot;Category 5-7&quot; ;IF([.I17]&gt;=7; &quot;Category Greater than 7&quot; )))))))" office:value-type="string" office:string-value="Category 0-1" calcext:value-type="string">
            <text:p>Category 0-1</text:p>
          </table:table-cell>
          <table:table-cell table:number-columns-repeated="5"/>
          <table:table-cell table:style-name="ce7" office:value-type="float" office:value="-35.1864805" calcext:value-type="float">
            <text:p>-35.1864805</text:p>
          </table:table-cell>
          <table:table-cell table:style-name="ce7" office:value-type="string" calcext:value-type="string">
            <text:p>Y-intercept: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836" calcext:value-type="float">
            <text:p>5.836</text:p>
          </table:table-cell>
          <table:table-cell office:value-type="float" office:value="19.5" calcext:value-type="float">
            <text:p>19.5</text:p>
          </table:table-cell>
          <table:table-cell office:value-type="float" office:value="18.2550907492786" calcext:value-type="float">
            <text:p>18.26</text:p>
          </table:table-cell>
          <table:table-cell table:formula="of:=([.$P$17]+ [.B18]*[.$P$16])" office:value-type="float" office:value="18.2550907278" calcext:value-type="float">
            <text:p>18.26</text:p>
          </table:table-cell>
          <table:table-cell table:formula="of:=([.C18]-[.D18])" office:value-type="float" office:value="1.2449092507214" calcext:value-type="float">
            <text:p>1.24</text:p>
          </table:table-cell>
          <table:table-cell table:formula="of:=IF([.F18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18]*[.F18])" office:value-type="float" office:value="1.54979904253172" calcext:value-type="float">
            <text:p>1.550</text:p>
          </table:table-cell>
          <table:table-cell table:formula="of:=ABS([.F18])" office:value-type="float" office:value="1.2449092507214" calcext:value-type="float">
            <text:p>1.24</text:p>
          </table:table-cell>
          <table:table-cell table:formula="of:=IF([.I18]&lt;1; &quot;Category 0-1&quot;; IF(AND([.I18]&gt;=1;[.I18]&lt;2); &quot;Category 1 -2&quot;; IF(AND([.I18]&gt;=2;[.I18]&lt;3); &quot;Category 2-3&quot;; IF(AND([.I18]&gt;=3;[.I18]&lt;4); &quot;Category 3-4&quot; ; IF(AND([.I18]&gt;=4;[.I18]&lt;5); &quot;Category 4-5&quot; ;  IF(AND([.I18]&gt;=5;[.I18]&lt;7); &quot;Category 5-7&quot; ;IF([.I18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474" calcext:value-type="float">
            <text:p>6.474</text:p>
          </table:table-cell>
          <table:table-cell office:value-type="float" office:value="19.8" calcext:value-type="float">
            <text:p>19.8</text:p>
          </table:table-cell>
          <table:table-cell office:value-type="float" office:value="24.097400971153" calcext:value-type="float">
            <text:p>24.10</text:p>
          </table:table-cell>
          <table:table-cell table:formula="of:=([.$P$17]+ [.B19]*[.$P$16])" office:value-type="float" office:value="24.0974009477" calcext:value-type="float">
            <text:p>24.10</text:p>
          </table:table-cell>
          <table:table-cell table:style-name="ce2" table:formula="of:=([.C19]-[.D19])" office:value-type="float" office:value="-4.297400971153" calcext:value-type="float">
            <text:p>-4.30</text:p>
          </table:table-cell>
          <table:table-cell table:formula="of:=IF([.F19]&gt;=0; &quot;greater than 0&quot;; &quot;less than 0&quot;)" office:value-type="string" office:string-value="less than 0" calcext:value-type="string">
            <text:p>less than 0</text:p>
          </table:table-cell>
          <table:table-cell table:formula="of:=([.F19]*[.F19])" office:value-type="float" office:value="18.4676551068667" calcext:value-type="float">
            <text:p>18.468</text:p>
          </table:table-cell>
          <table:table-cell table:formula="of:=ABS([.F19])" office:value-type="float" office:value="4.297400971153" calcext:value-type="float">
            <text:p>4.30</text:p>
          </table:table-cell>
          <table:table-cell table:formula="of:=IF([.I19]&lt;1; &quot;Category 0-1&quot;; IF(AND([.I19]&gt;=1;[.I19]&lt;2); &quot;Category 1 -2&quot;; IF(AND([.I19]&gt;=2;[.I19]&lt;3); &quot;Category 2-3&quot;; IF(AND([.I19]&gt;=3;[.I19]&lt;4); &quot;Category 3-4&quot; ; IF(AND([.I19]&gt;=4;[.I19]&lt;5); &quot;Category 4-5&quot; ;  IF(AND([.I19]&gt;=5;[.I19]&lt;7); &quot;Category 5-7&quot; ;IF([.I19]&gt;=7; &quot;Category Greater than 7&quot; )))))))" office:value-type="string" office:string-value="Category 4-5" calcext:value-type="string">
            <text:p>Category 4-5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229" calcext:value-type="float">
            <text:p>6.229</text:p>
          </table:table-cell>
          <table:table-cell office:value-type="float" office:value="19.4" calcext:value-type="float">
            <text:p>19.4</text:p>
          </table:table-cell>
          <table:table-cell office:value-type="float" office:value="21.8538805881448" calcext:value-type="float">
            <text:p>21.85</text:p>
          </table:table-cell>
          <table:table-cell table:formula="of:=([.$P$17]+ [.B20]*[.$P$16])" office:value-type="float" office:value="21.85388056545" calcext:value-type="float">
            <text:p>21.85</text:p>
          </table:table-cell>
          <table:table-cell table:formula="of:=([.C20]-[.D20])" office:value-type="float" office:value="-2.4538805881448" calcext:value-type="float">
            <text:p>-2.45</text:p>
          </table:table-cell>
          <table:table-cell table:formula="of:=IF([.F20]&gt;=0; &quot;greater than 0&quot;; &quot;less than 0&quot;)" office:value-type="string" office:string-value="less than 0" calcext:value-type="string">
            <text:p>less than 0</text:p>
          </table:table-cell>
          <table:table-cell table:formula="of:=([.F20]*[.F20])" office:value-type="float" office:value="6.02152994087388" calcext:value-type="float">
            <text:p>6.022</text:p>
          </table:table-cell>
          <table:table-cell table:formula="of:=ABS([.F20])" office:value-type="float" office:value="2.4538805881448" calcext:value-type="float">
            <text:p>2.45</text:p>
          </table:table-cell>
          <table:table-cell table:formula="of:=IF([.I20]&lt;1; &quot;Category 0-1&quot;; IF(AND([.I20]&gt;=1;[.I20]&lt;2); &quot;Category 1 -2&quot;; IF(AND([.I20]&gt;=2;[.I20]&lt;3); &quot;Category 2-3&quot;; IF(AND([.I20]&gt;=3;[.I20]&lt;4); &quot;Category 3-4&quot; ; IF(AND([.I20]&gt;=4;[.I20]&lt;5); &quot;Category 4-5&quot; ;  IF(AND([.I20]&gt;=5;[.I20]&lt;7); &quot;Category 5-7&quot; ;IF([.I20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961" calcext:value-type="float">
            <text:p>5.961</text:p>
          </table:table-cell>
          <table:table-cell office:value-type="float" office:value="20.5" calcext:value-type="float">
            <text:p>20.5</text:p>
          </table:table-cell>
          <table:table-cell office:value-type="float" office:value="19.3997440059154" calcext:value-type="float">
            <text:p>19.40</text:p>
          </table:table-cell>
          <table:table-cell table:formula="of:=([.$P$17]+ [.B21]*[.$P$16])" office:value-type="float" office:value="19.39974398405" calcext:value-type="float">
            <text:p>19.40</text:p>
          </table:table-cell>
          <table:table-cell table:formula="of:=([.C21]-[.D21])" office:value-type="float" office:value="1.1002559940846" calcext:value-type="float">
            <text:p>1.10</text:p>
          </table:table-cell>
          <table:table-cell table:formula="of:=IF([.F21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21]*[.F21])" office:value-type="float" office:value="1.21056325251909" calcext:value-type="float">
            <text:p>1.211</text:p>
          </table:table-cell>
          <table:table-cell table:formula="of:=ABS([.F21])" office:value-type="float" office:value="1.1002559940846" calcext:value-type="float">
            <text:p>1.10</text:p>
          </table:table-cell>
          <table:table-cell table:formula="of:=IF([.I21]&lt;1; &quot;Category 0-1&quot;; IF(AND([.I21]&gt;=1;[.I21]&lt;2); &quot;Category 1 -2&quot;; IF(AND([.I21]&gt;=2;[.I21]&lt;3); &quot;Category 2-3&quot;; IF(AND([.I21]&gt;=3;[.I21]&lt;4); &quot;Category 3-4&quot; ; IF(AND([.I21]&gt;=4;[.I21]&lt;5); &quot;Category 4-5&quot; ;  IF(AND([.I21]&gt;=5;[.I21]&lt;7); &quot;Category 5-7&quot; ;IF([.I21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31" calcext:value-type="float">
            <text:p>6.431</text:p>
          </table:table-cell>
          <table:table-cell office:value-type="float" office:value="18" calcext:value-type="float">
            <text:p>18</text:p>
          </table:table-cell>
          <table:table-cell office:value-type="float" office:value="23.7036402508699" calcext:value-type="float">
            <text:p>23.70</text:p>
          </table:table-cell>
          <table:table-cell table:formula="of:=([.$P$17]+ [.B22]*[.$P$16])" office:value-type="float" office:value="23.70364022755" calcext:value-type="float">
            <text:p>23.70</text:p>
          </table:table-cell>
          <table:table-cell table:formula="of:=([.C22]-[.D22])" office:value-type="float" office:value="-5.7036402508699" calcext:value-type="float">
            <text:p>-5.70</text:p>
          </table:table-cell>
          <table:table-cell table:formula="of:=IF([.F22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22]*[.F22])" office:value-type="float" office:value="32.5315121113433" calcext:value-type="float">
            <text:p>32.532</text:p>
          </table:table-cell>
          <table:table-cell table:formula="of:=ABS([.F22])" office:value-type="float" office:value="5.7036402508699" calcext:value-type="float">
            <text:p>5.70</text:p>
          </table:table-cell>
          <table:table-cell table:formula="of:=IF([.I22]&lt;1; &quot;Category 0-1&quot;; IF(AND([.I22]&gt;=1;[.I22]&lt;2); &quot;Category 1 -2&quot;; IF(AND([.I22]&gt;=2;[.I22]&lt;3); &quot;Category 2-3&quot;; IF(AND([.I22]&gt;=3;[.I22]&lt;4); &quot;Category 3-4&quot; ; IF(AND([.I22]&gt;=4;[.I22]&lt;5); &quot;Category 4-5&quot; ;  IF(AND([.I22]&gt;=5;[.I22]&lt;7); &quot;Category 5-7&quot; ;IF([.I22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468" calcext:value-type="float">
            <text:p>5.468</text:p>
          </table:table-cell>
          <table:table-cell office:value-type="float" office:value="15.6" calcext:value-type="float">
            <text:p>15.6</text:p>
          </table:table-cell>
          <table:table-cell office:value-type="float" office:value="14.8852315617398" calcext:value-type="float">
            <text:p>14.89</text:p>
          </table:table-cell>
          <table:table-cell table:formula="of:=([.$P$17]+ [.B23]*[.$P$16])" office:value-type="float" office:value="14.8852315414" calcext:value-type="float">
            <text:p>14.89</text:p>
          </table:table-cell>
          <table:table-cell table:formula="of:=([.C23]-[.D23])" office:value-type="float" office:value="0.714768438260199" calcext:value-type="float">
            <text:p>0.71</text:p>
          </table:table-cell>
          <table:table-cell table:formula="of:=IF([.F23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23]*[.F23])" office:value-type="float" office:value="0.510893920332924" calcext:value-type="float">
            <text:p>0.511</text:p>
          </table:table-cell>
          <table:table-cell table:formula="of:=ABS([.F23])" office:value-type="float" office:value="0.714768438260199" calcext:value-type="float">
            <text:p>0.71</text:p>
          </table:table-cell>
          <table:table-cell table:formula="of:=IF([.I23]&lt;1; &quot;Category 0-1&quot;; IF(AND([.I23]&gt;=1;[.I23]&lt;2); &quot;Category 1 -2&quot;; IF(AND([.I23]&gt;=2;[.I23]&lt;3); &quot;Category 2-3&quot;; IF(AND([.I23]&gt;=3;[.I23]&lt;4); &quot;Category 3-4&quot; ; IF(AND([.I23]&gt;=4;[.I23]&lt;5); &quot;Category 4-5&quot; ;  IF(AND([.I23]&gt;=5;[.I23]&lt;7); &quot;Category 5-7&quot; ;IF([.I23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903" calcext:value-type="float">
            <text:p>4.903</text:p>
          </table:table-cell>
          <table:table-cell office:value-type="float" office:value="11.8" calcext:value-type="float">
            <text:p>11.8</text:p>
          </table:table-cell>
          <table:table-cell office:value-type="float" office:value="9.71139884174135" calcext:value-type="float">
            <text:p>9.71</text:p>
          </table:table-cell>
          <table:table-cell table:formula="of:=([.$P$17]+ [.B24]*[.$P$16])" office:value-type="float" office:value="9.71139882315" calcext:value-type="float">
            <text:p>9.71</text:p>
          </table:table-cell>
          <table:table-cell table:formula="of:=([.C24]-[.D24])" office:value-type="float" office:value="2.08860115825865" calcext:value-type="float">
            <text:p>2.09</text:p>
          </table:table-cell>
          <table:table-cell table:formula="of:=IF([.F24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24]*[.F24])" office:value-type="float" office:value="4.36225479827938" calcext:value-type="float">
            <text:p>4.362</text:p>
          </table:table-cell>
          <table:table-cell table:formula="of:=ABS([.F24])" office:value-type="float" office:value="2.08860115825865" calcext:value-type="float">
            <text:p>2.09</text:p>
          </table:table-cell>
          <table:table-cell table:formula="of:=IF([.I24]&lt;1; &quot;Category 0-1&quot;; IF(AND([.I24]&gt;=1;[.I24]&lt;2); &quot;Category 1 -2&quot;; IF(AND([.I24]&gt;=2;[.I24]&lt;3); &quot;Category 2-3&quot;; IF(AND([.I24]&gt;=3;[.I24]&lt;4); &quot;Category 3-4&quot; ; IF(AND([.I24]&gt;=4;[.I24]&lt;5); &quot;Category 4-5&quot; ;  IF(AND([.I24]&gt;=5;[.I24]&lt;7); &quot;Category 5-7&quot; ;IF([.I24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597" calcext:value-type="float">
            <text:p>5.597</text:p>
          </table:table-cell>
          <table:table-cell office:value-type="float" office:value="15.4" calcext:value-type="float">
            <text:p>15.4</text:p>
          </table:table-cell>
          <table:table-cell office:value-type="float" office:value="16.066513722589" calcext:value-type="float">
            <text:p>16.07</text:p>
          </table:table-cell>
          <table:table-cell table:formula="of:=([.$P$17]+ [.B25]*[.$P$16])" office:value-type="float" office:value="16.06651370185" calcext:value-type="float">
            <text:p>16.07</text:p>
          </table:table-cell>
          <table:table-cell table:formula="of:=([.C25]-[.D25])" office:value-type="float" office:value="-0.666513722589" calcext:value-type="float">
            <text:p>-0.67</text:p>
          </table:table-cell>
          <table:table-cell table:formula="of:=IF([.F25]&gt;=0; &quot;greater than 0&quot;; &quot;less than 0&quot;)" office:value-type="string" office:string-value="less than 0" calcext:value-type="string">
            <text:p>less than 0</text:p>
          </table:table-cell>
          <table:table-cell table:formula="of:=([.F25]*[.F25])" office:value-type="float" office:value="0.444240542399447" calcext:value-type="float">
            <text:p>0.444</text:p>
          </table:table-cell>
          <table:table-cell table:formula="of:=ABS([.F25])" office:value-type="float" office:value="0.666513722589" calcext:value-type="float">
            <text:p>0.67</text:p>
          </table:table-cell>
          <table:table-cell table:formula="of:=IF([.I25]&lt;1; &quot;Category 0-1&quot;; IF(AND([.I25]&gt;=1;[.I25]&lt;2); &quot;Category 1 -2&quot;; IF(AND([.I25]&gt;=2;[.I25]&lt;3); &quot;Category 2-3&quot;; IF(AND([.I25]&gt;=3;[.I25]&lt;4); &quot;Category 3-4&quot; ; IF(AND([.I25]&gt;=4;[.I25]&lt;5); &quot;Category 4-5&quot; ;  IF(AND([.I25]&gt;=5;[.I25]&lt;7); &quot;Category 5-7&quot; ;IF([.I25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129" calcext:value-type="float">
            <text:p>6.129</text:p>
          </table:table-cell>
          <table:table-cell office:value-type="float" office:value="17" calcext:value-type="float">
            <text:p>17</text:p>
          </table:table-cell>
          <table:table-cell office:value-type="float" office:value="20.9381579828353" calcext:value-type="float">
            <text:p>20.94</text:p>
          </table:table-cell>
          <table:table-cell table:formula="of:=([.$P$17]+ [.B26]*[.$P$16])" office:value-type="float" office:value="20.93815796045" calcext:value-type="float">
            <text:p>20.94</text:p>
          </table:table-cell>
          <table:table-cell table:formula="of:=([.C26]-[.D26])" office:value-type="float" office:value="-3.9381579828353" calcext:value-type="float">
            <text:p>-3.94</text:p>
          </table:table-cell>
          <table:table-cell table:formula="of:=IF([.F26]&gt;=0; &quot;greater than 0&quot;; &quot;less than 0&quot;)" office:value-type="string" office:string-value="less than 0" calcext:value-type="string">
            <text:p>less than 0</text:p>
          </table:table-cell>
          <table:table-cell table:formula="of:=([.F26]*[.F26])" office:value-type="float" office:value="15.5090882977694" calcext:value-type="float">
            <text:p>15.509</text:p>
          </table:table-cell>
          <table:table-cell table:formula="of:=ABS([.F26])" office:value-type="float" office:value="3.9381579828353" calcext:value-type="float">
            <text:p>3.94</text:p>
          </table:table-cell>
          <table:table-cell table:formula="of:=IF([.I26]&lt;1; &quot;Category 0-1&quot;; IF(AND([.I26]&gt;=1;[.I26]&lt;2); &quot;Category 1 -2&quot;; IF(AND([.I26]&gt;=2;[.I26]&lt;3); &quot;Category 2-3&quot;; IF(AND([.I26]&gt;=3;[.I26]&lt;4); &quot;Category 3-4&quot; ; IF(AND([.I26]&gt;=4;[.I26]&lt;5); &quot;Category 4-5&quot; ;  IF(AND([.I26]&gt;=5;[.I26]&lt;7); &quot;Category 5-7&quot; ;IF([.I26]&gt;=7; &quot;Category Greater than 7&quot; )))))))" office:value-type="string" office:string-value="Category 3-4" calcext:value-type="string">
            <text:p>Category 3-4</text:p>
          </table:table-cell>
          <table:table-cell table:number-columns-repeated="4"/>
          <table:table-cell office:value-type="string" calcext:value-type="string">
            <text:p>Greater Than 0</text:p>
          </table:table-cell>
          <table:table-cell table:formula="of:=COUNTIF([.G25:.G103];&quot;greater than 0&quot;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854" calcext:value-type="float">
            <text:p>5.854</text:p>
          </table:table-cell>
          <table:table-cell office:value-type="float" office:value="22.7" calcext:value-type="float">
            <text:p>22.7</text:p>
          </table:table-cell>
          <table:table-cell office:value-type="float" office:value="18.4199208182343" calcext:value-type="float">
            <text:p>18.42</text:p>
          </table:table-cell>
          <table:table-cell table:formula="of:=([.$P$17]+ [.B27]*[.$P$16])" office:value-type="float" office:value="18.4199207967" calcext:value-type="float">
            <text:p>18.42</text:p>
          </table:table-cell>
          <table:table-cell table:formula="of:=([.C27]-[.D27])" office:value-type="float" office:value="4.2800791817657" calcext:value-type="float">
            <text:p>4.28</text:p>
          </table:table-cell>
          <table:table-cell table:formula="of:=IF([.F27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27]*[.F27])" office:value-type="float" office:value="18.3190778021841" calcext:value-type="float">
            <text:p>18.319</text:p>
          </table:table-cell>
          <table:table-cell table:formula="of:=ABS([.F27])" office:value-type="float" office:value="4.2800791817657" calcext:value-type="float">
            <text:p>4.28</text:p>
          </table:table-cell>
          <table:table-cell table:formula="of:=IF([.I27]&lt;1; &quot;Category 0-1&quot;; IF(AND([.I27]&gt;=1;[.I27]&lt;2); &quot;Category 1 -2&quot;; IF(AND([.I27]&gt;=2;[.I27]&lt;3); &quot;Category 2-3&quot;; IF(AND([.I27]&gt;=3;[.I27]&lt;4); &quot;Category 3-4&quot; ; IF(AND([.I27]&gt;=4;[.I27]&lt;5); &quot;Category 4-5&quot; ;  IF(AND([.I27]&gt;=5;[.I27]&lt;7); &quot;Category 5-7&quot; ;IF([.I27]&gt;=7; &quot;Category Greater than 7&quot; )))))))" office:value-type="string" office:string-value="Category 4-5" calcext:value-type="string">
            <text:p>Category 4-5</text:p>
          </table:table-cell>
          <table:table-cell table:number-columns-repeated="4"/>
          <table:table-cell office:value-type="string" calcext:value-type="string">
            <text:p>Less than 0</text:p>
          </table:table-cell>
          <table:table-cell table:formula="of:=COUNTIF([.G25:.G103];&quot;less than 0&quot;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44" calcext:value-type="float">
            <text:p>6.144</text:p>
          </table:table-cell>
          <table:table-cell office:value-type="float" office:value="36.2" calcext:value-type="float">
            <text:p>36.2</text:p>
          </table:table-cell>
          <table:table-cell office:value-type="float" office:value="21.0755163736317" calcext:value-type="float">
            <text:p>21.08</text:p>
          </table:table-cell>
          <table:table-cell table:formula="of:=([.$P$17]+ [.B28]*[.$P$16])" office:value-type="float" office:value="21.0755163512" calcext:value-type="float">
            <text:p>21.08</text:p>
          </table:table-cell>
          <table:table-cell table:formula="of:=([.C28]-[.D28])" office:value-type="float" office:value="15.1244836263683" calcext:value-type="float">
            <text:p>15.12</text:p>
          </table:table-cell>
          <table:table-cell table:formula="of:=IF([.F28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28]*[.F28])" office:value-type="float" office:value="228.750004964283" calcext:value-type="float">
            <text:p>228.750</text:p>
          </table:table-cell>
          <table:table-cell table:formula="of:=ABS([.F28])" office:value-type="float" office:value="15.1244836263683" calcext:value-type="float">
            <text:p>15.12</text:p>
          </table:table-cell>
          <table:table-cell table:formula="of:=IF([.I28]&lt;1; &quot;Category 0-1&quot;; IF(AND([.I28]&gt;=1;[.I28]&lt;2); &quot;Category 1 -2&quot;; IF(AND([.I28]&gt;=2;[.I28]&lt;3); &quot;Category 2-3&quot;; IF(AND([.I28]&gt;=3;[.I28]&lt;4); &quot;Category 3-4&quot; ; IF(AND([.I28]&gt;=4;[.I28]&lt;5); &quot;Category 4-5&quot; ;  IF(AND([.I28]&gt;=5;[.I28]&lt;7); &quot;Category 5-7&quot; ;IF([.I28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7.135" calcext:value-type="float">
            <text:p>7.135</text:p>
          </table:table-cell>
          <table:table-cell table:style-name="ce9" office:value-type="float" office:value="32.9" calcext:value-type="float">
            <text:p>32.9</text:p>
          </table:table-cell>
          <table:table-cell table:style-name="ce11" office:value-type="float" office:value="30.1503273922485" calcext:value-type="float">
            <text:p>30.15</text:p>
          </table:table-cell>
          <table:table-cell table:style-name="ce11" table:formula="of:=([.$P$17]+ [.B29]*[.$P$16])" office:value-type="float" office:value="30.15032736675" calcext:value-type="float">
            <text:p>30.15</text:p>
          </table:table-cell>
          <table:table-cell table:style-name="ce11" table:formula="of:=([.C29]-[.D29])" office:value-type="float" office:value="2.7496726077515" calcext:value-type="float">
            <text:p>2.75</text:p>
          </table:table-cell>
          <table:table-cell table:style-name="ce9" table:formula="of:=IF([.F29]&gt;=0; &quot;greater than 0&quot;; &quot;less than 0&quot;)" office:value-type="string" office:string-value="greater than 0" calcext:value-type="string">
            <text:p>greater than 0</text:p>
          </table:table-cell>
          <table:table-cell table:style-name="ce15" table:formula="of:=([.F29]*[.F29])" office:value-type="float" office:value="7.56069944981893" calcext:value-type="float">
            <text:p>7.561</text:p>
          </table:table-cell>
          <table:table-cell table:style-name="ce11" table:formula="of:=ABS([.F29])" office:value-type="float" office:value="2.7496726077515" calcext:value-type="float">
            <text:p>2.75</text:p>
          </table:table-cell>
          <table:table-cell table:formula="of:=IF([.I29]&lt;1; &quot;Category 0-1&quot;; IF(AND([.I29]&gt;=1;[.I29]&lt;2); &quot;Category 1 -2&quot;; IF(AND([.I29]&gt;=2;[.I29]&lt;3); &quot;Category 2-3&quot;; IF(AND([.I29]&gt;=3;[.I29]&lt;4); &quot;Category 3-4&quot; ; IF(AND([.I29]&gt;=4;[.I29]&lt;5); &quot;Category 4-5&quot; ;  IF(AND([.I29]&gt;=5;[.I29]&lt;7); &quot;Category 5-7&quot; ;IF([.I29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853" calcext:value-type="float">
            <text:p>7.853</text:p>
          </table:table-cell>
          <table:table-cell office:value-type="float" office:value="48.5" calcext:value-type="float">
            <text:p>48.5</text:p>
          </table:table-cell>
          <table:table-cell office:value-type="float" office:value="36.7252156983704" calcext:value-type="float">
            <text:p>36.73</text:p>
          </table:table-cell>
          <table:table-cell table:formula="of:=([.$P$17]+ [.B30]*[.$P$16])" office:value-type="float" office:value="36.72521567065" calcext:value-type="float">
            <text:p>36.73</text:p>
          </table:table-cell>
          <table:table-cell table:formula="of:=([.C30]-[.D30])" office:value-type="float" office:value="11.7747843016296" calcext:value-type="float">
            <text:p>11.77</text:p>
          </table:table-cell>
          <table:table-cell table:formula="of:=IF([.F30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30]*[.F30])" office:value-type="float" office:value="138.645545349903" calcext:value-type="float">
            <text:p>138.646</text:p>
          </table:table-cell>
          <table:table-cell table:formula="of:=ABS([.F30])" office:value-type="float" office:value="11.7747843016296" calcext:value-type="float">
            <text:p>11.77</text:p>
          </table:table-cell>
          <table:table-cell table:formula="of:=IF([.I30]&lt;1; &quot;Category 0-1&quot;; IF(AND([.I30]&gt;=1;[.I30]&lt;2); &quot;Category 1 -2&quot;; IF(AND([.I30]&gt;=2;[.I30]&lt;3); &quot;Category 2-3&quot;; IF(AND([.I30]&gt;=3;[.I30]&lt;4); &quot;Category 3-4&quot; ; IF(AND([.I30]&gt;=4;[.I30]&lt;5); &quot;Category 4-5&quot; ;  IF(AND([.I30]&gt;=5;[.I30]&lt;7); &quot;Category 5-7&quot; ;IF([.I30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4"/>
          <table:table-cell office:value-type="string" calcext:value-type="string">
            <text:p>Analysis: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034" calcext:value-type="float">
            <text:p>8.034</text:p>
          </table:table-cell>
          <table:table-cell office:value-type="float" office:value="50" calcext:value-type="float">
            <text:p>50</text:p>
          </table:table-cell>
          <table:table-cell office:value-type="float" office:value="38.3826736139805" calcext:value-type="float">
            <text:p>38.38</text:p>
          </table:table-cell>
          <table:table-cell table:formula="of:=([.$P$17]+ [.B31]*[.$P$16])" office:value-type="float" office:value="38.3826735857" calcext:value-type="float">
            <text:p>38.38</text:p>
          </table:table-cell>
          <table:table-cell table:formula="of:=([.C31]-[.D31])" office:value-type="float" office:value="11.6173263860195" calcext:value-type="float">
            <text:p>11.62</text:p>
          </table:table-cell>
          <table:table-cell table:formula="of:=IF([.F31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31]*[.F31])" office:value-type="float" office:value="134.962272359305" calcext:value-type="float">
            <text:p>134.962</text:p>
          </table:table-cell>
          <table:table-cell table:formula="of:=ABS([.F31])" office:value-type="float" office:value="11.6173263860195" calcext:value-type="float">
            <text:p>11.62</text:p>
          </table:table-cell>
          <table:table-cell table:formula="of:=IF([.I31]&lt;1; &quot;Category 0-1&quot;; IF(AND([.I31]&gt;=1;[.I31]&lt;2); &quot;Category 1 -2&quot;; IF(AND([.I31]&gt;=2;[.I31]&lt;3); &quot;Category 2-3&quot;; IF(AND([.I31]&gt;=3;[.I31]&lt;4); &quot;Category 3-4&quot; ; IF(AND([.I31]&gt;=4;[.I31]&lt;5); &quot;Category 4-5&quot; ;  IF(AND([.I31]&gt;=5;[.I31]&lt;7); &quot;Category 5-7&quot; ;IF([.I31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4"/>
          <table:table-cell office:value-type="string" calcext:value-type="string">
            <text:p># <text:s/>Our model predicts values nearer or greater than the existing values whichi in a way is a positiv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807" calcext:value-type="float">
            <text:p>5.807</text:p>
          </table:table-cell>
          <table:table-cell office:value-type="float" office:value="22.4" calcext:value-type="float">
            <text:p>22.4</text:p>
          </table:table-cell>
          <table:table-cell office:value-type="float" office:value="17.9895311937389" calcext:value-type="float">
            <text:p>17.99</text:p>
          </table:table-cell>
          <table:table-cell table:formula="of:=([.$P$17]+ [.B32]*[.$P$16])" office:value-type="float" office:value="17.98953117235" calcext:value-type="float">
            <text:p>17.99</text:p>
          </table:table-cell>
          <table:table-cell table:formula="of:=([.C32]-[.D32])" office:value-type="float" office:value="4.4104688062611" calcext:value-type="float">
            <text:p>4.41</text:p>
          </table:table-cell>
          <table:table-cell table:formula="of:=IF([.F32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32]*[.F32])" office:value-type="float" office:value="19.4522350910022" calcext:value-type="float">
            <text:p>19.452</text:p>
          </table:table-cell>
          <table:table-cell table:formula="of:=ABS([.F32])" office:value-type="float" office:value="4.4104688062611" calcext:value-type="float">
            <text:p>4.41</text:p>
          </table:table-cell>
          <table:table-cell table:formula="of:=IF([.I32]&lt;1; &quot;Category 0-1&quot;; IF(AND([.I32]&gt;=1;[.I32]&lt;2); &quot;Category 1 -2&quot;; IF(AND([.I32]&gt;=2;[.I32]&lt;3); &quot;Category 2-3&quot;; IF(AND([.I32]&gt;=3;[.I32]&lt;4); &quot;Category 3-4&quot; ; IF(AND([.I32]&gt;=4;[.I32]&lt;5); &quot;Category 4-5&quot; ;  IF(AND([.I32]&gt;=5;[.I32]&lt;7); &quot;Category 5-7&quot; ;IF([.I32]&gt;=7; &quot;Category Greater than 7&quot; )))))))" office:value-type="string" office:string-value="Category 4-5" calcext:value-type="string">
            <text:p>Category 4-5</text:p>
          </table:table-cell>
          <table:table-cell table:number-columns-repeated="4"/>
          <table:table-cell office:value-type="string" calcext:value-type="string">
            <text:p># Aproximately 80 percent of houses with values till mid 6000’s are being predicted correctly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951" calcext:value-type="float">
            <text:p>5.951</text:p>
          </table:table-cell>
          <table:table-cell office:value-type="float" office:value="21.5" calcext:value-type="float">
            <text:p>21.5</text:p>
          </table:table-cell>
          <table:table-cell office:value-type="float" office:value="19.3081717453845" calcext:value-type="float">
            <text:p>19.31</text:p>
          </table:table-cell>
          <table:table-cell table:formula="of:=([.$P$17]+ [.B33]*[.$P$16])" office:value-type="float" office:value="19.30817172355" calcext:value-type="float">
            <text:p>19.31</text:p>
          </table:table-cell>
          <table:table-cell table:formula="of:=([.C33]-[.D33])" office:value-type="float" office:value="2.1918282546155" calcext:value-type="float">
            <text:p>2.19</text:p>
          </table:table-cell>
          <table:table-cell table:formula="of:=IF([.F33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33]*[.F33])" office:value-type="float" office:value="4.80411109773084" calcext:value-type="float">
            <text:p>4.804</text:p>
          </table:table-cell>
          <table:table-cell table:formula="of:=ABS([.F33])" office:value-type="float" office:value="2.1918282546155" calcext:value-type="float">
            <text:p>2.19</text:p>
          </table:table-cell>
          <table:table-cell table:formula="of:=IF([.I33]&lt;1; &quot;Category 0-1&quot;; IF(AND([.I33]&gt;=1;[.I33]&lt;2); &quot;Category 1 -2&quot;; IF(AND([.I33]&gt;=2;[.I33]&lt;3); &quot;Category 2-3&quot;; IF(AND([.I33]&gt;=3;[.I33]&lt;4); &quot;Category 3-4&quot; ; IF(AND([.I33]&gt;=4;[.I33]&lt;5); &quot;Category 4-5&quot; ;  IF(AND([.I33]&gt;=5;[.I33]&lt;7); &quot;Category 5-7&quot; ;IF([.I33]&gt;=7; &quot;Category Greater than 7&quot; )))))))" office:value-type="string" office:string-value="Category 2-3" calcext:value-type="string">
            <text:p>Category 2-3</text:p>
          </table:table-cell>
          <table:table-cell table:number-columns-repeated="4"/>
          <table:table-cell office:value-type="string" calcext:value-type="string">
            <text:p># As the number of room increases, the prediction is going out of range more often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79" calcext:value-type="float">
            <text:p>6.879</text:p>
          </table:table-cell>
          <table:table-cell office:value-type="float" office:value="27.5" calcext:value-type="float">
            <text:p>27.5</text:p>
          </table:table-cell>
          <table:table-cell office:value-type="float" office:value="27.8060775226563" calcext:value-type="float">
            <text:p>27.81</text:p>
          </table:table-cell>
          <table:table-cell table:formula="of:=([.$P$17]+ [.B34]*[.$P$16])" office:value-type="float" office:value="27.80607749795" calcext:value-type="float">
            <text:p>27.81</text:p>
          </table:table-cell>
          <table:table-cell table:formula="of:=([.C34]-[.D34])" office:value-type="float" office:value="-0.306077522656299" calcext:value-type="float">
            <text:p>-0.31</text:p>
          </table:table-cell>
          <table:table-cell table:formula="of:=IF([.F34]&gt;=0; &quot;greater than 0&quot;; &quot;less than 0&quot;)" office:value-type="string" office:string-value="less than 0" calcext:value-type="string">
            <text:p>less than 0</text:p>
          </table:table-cell>
          <table:table-cell table:formula="of:=([.F34]*[.F34])" office:value-type="float" office:value="0.0936834498754171" calcext:value-type="float">
            <text:p>0.094</text:p>
          </table:table-cell>
          <table:table-cell table:formula="of:=ABS([.F34])" office:value-type="float" office:value="0.306077522656299" calcext:value-type="float">
            <text:p>0.31</text:p>
          </table:table-cell>
          <table:table-cell table:formula="of:=IF([.I34]&lt;1; &quot;Category 0-1&quot;; IF(AND([.I34]&gt;=1;[.I34]&lt;2); &quot;Category 1 -2&quot;; IF(AND([.I34]&gt;=2;[.I34]&lt;3); &quot;Category 2-3&quot;; IF(AND([.I34]&gt;=3;[.I34]&lt;4); &quot;Category 3-4&quot; ; IF(AND([.I34]&gt;=4;[.I34]&lt;5); &quot;Category 4-5&quot; ;  IF(AND([.I34]&gt;=5;[.I34]&lt;7); &quot;Category 5-7&quot; ;IF([.I34]&gt;=7; &quot;Category Greater than 7&quot; )))))))" office:value-type="string" office:string-value="Category 0-1" calcext:value-type="string">
            <text:p>Category 0-1</text:p>
          </table:table-cell>
          <table:table-cell table:number-columns-repeated="4"/>
          <table:table-cell office:value-type="string" calcext:value-type="string">
            <text:p># In most cases, the cost is estimated/predicted higher when number of rooms increases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393" calcext:value-type="float">
            <text:p>6.393</text:p>
          </table:table-cell>
          <table:table-cell office:value-type="float" office:value="23.7" calcext:value-type="float">
            <text:p>23.7</text:p>
          </table:table-cell>
          <table:table-cell office:value-type="float" office:value="23.3556656608523" calcext:value-type="float">
            <text:p>23.36</text:p>
          </table:table-cell>
          <table:table-cell table:formula="of:=([.$P$17]+ [.B35]*[.$P$16])" office:value-type="float" office:value="23.35566563765" calcext:value-type="float">
            <text:p>23.36</text:p>
          </table:table-cell>
          <table:table-cell table:formula="of:=([.C35]-[.D35])" office:value-type="float" office:value="0.3443343391477" calcext:value-type="float">
            <text:p>0.34</text:p>
          </table:table-cell>
          <table:table-cell table:formula="of:=IF([.F35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35]*[.F35])" office:value-type="float" office:value="0.118566137116283" calcext:value-type="float">
            <text:p>0.119</text:p>
          </table:table-cell>
          <table:table-cell table:formula="of:=ABS([.F35])" office:value-type="float" office:value="0.3443343391477" calcext:value-type="float">
            <text:p>0.34</text:p>
          </table:table-cell>
          <table:table-cell table:formula="of:=IF([.I35]&lt;1; &quot;Category 0-1&quot;; IF(AND([.I35]&gt;=1;[.I35]&lt;2); &quot;Category 1 -2&quot;; IF(AND([.I35]&gt;=2;[.I35]&lt;3); &quot;Category 2-3&quot;; IF(AND([.I35]&gt;=3;[.I35]&lt;4); &quot;Category 3-4&quot; ; IF(AND([.I35]&gt;=4;[.I35]&lt;5); &quot;Category 4-5&quot; ;  IF(AND([.I35]&gt;=5;[.I35]&lt;7); &quot;Category 5-7&quot; ;IF([.I35]&gt;=7; &quot;Category Greater than 7&quot; )))))))" office:value-type="string" office:string-value="Category 0-1" calcext:value-type="string">
            <text:p>Category 0-1</text:p>
          </table:table-cell>
          <table:table-cell table:number-columns-repeated="4"/>
          <table:table-cell office:value-type="string" calcext:value-type="string">
            <text:p># People do not want to pay for a property where the number of rooms are less than 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433" calcext:value-type="float">
            <text:p>6.433</text:p>
          </table:table-cell>
          <table:table-cell office:value-type="float" office:value="24.5" calcext:value-type="float">
            <text:p>24.5</text:p>
          </table:table-cell>
          <table:table-cell office:value-type="float" office:value="23.7219547029761" calcext:value-type="float">
            <text:p>23.72</text:p>
          </table:table-cell>
          <table:table-cell table:formula="of:=([.$P$17]+ [.B36]*[.$P$16])" office:value-type="float" office:value="23.72195467965" calcext:value-type="float">
            <text:p>23.72</text:p>
          </table:table-cell>
          <table:table-cell table:formula="of:=([.C36]-[.D36])" office:value-type="float" office:value="0.778045297023901" calcext:value-type="float">
            <text:p>0.78</text:p>
          </table:table-cell>
          <table:table-cell table:formula="of:=IF([.F36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36]*[.F36])" office:value-type="float" office:value="0.605354484221011" calcext:value-type="float">
            <text:p>0.605</text:p>
          </table:table-cell>
          <table:table-cell table:formula="of:=ABS([.F36])" office:value-type="float" office:value="0.778045297023901" calcext:value-type="float">
            <text:p>0.78</text:p>
          </table:table-cell>
          <table:table-cell table:formula="of:=IF([.I36]&lt;1; &quot;Category 0-1&quot;; IF(AND([.I36]&gt;=1;[.I36]&lt;2); &quot;Category 1 -2&quot;; IF(AND([.I36]&gt;=2;[.I36]&lt;3); &quot;Category 2-3&quot;; IF(AND([.I36]&gt;=3;[.I36]&lt;4); &quot;Category 3-4&quot; ; IF(AND([.I36]&gt;=4;[.I36]&lt;5); &quot;Category 4-5&quot; ;  IF(AND([.I36]&gt;=5;[.I36]&lt;7); &quot;Category 5-7&quot; ;IF([.I36]&gt;=7; &quot;Category Greater than 7&quot; )))))))" office:value-type="string" office:string-value="Category 0-1" calcext:value-type="string">
            <text:p>Category 0-1</text:p>
          </table:table-cell>
          <table:table-cell table:number-columns-repeated="4"/>
          <table:table-cell office:value-type="string" calcext:value-type="string">
            <text:p># 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259" calcext:value-type="float">
            <text:p>8.259</text:p>
          </table:table-cell>
          <table:table-cell office:value-type="float" office:value="42.8" calcext:value-type="float">
            <text:p>42.8</text:p>
          </table:table-cell>
          <table:table-cell office:value-type="float" office:value="40.4430494759268" calcext:value-type="float">
            <text:p>40.44</text:p>
          </table:table-cell>
          <table:table-cell table:formula="of:=([.$P$17]+ [.B37]*[.$P$16])" office:value-type="float" office:value="40.44304944695" calcext:value-type="float">
            <text:p>40.44</text:p>
          </table:table-cell>
          <table:table-cell table:formula="of:=([.C37]-[.D37])" office:value-type="float" office:value="2.3569505240732" calcext:value-type="float">
            <text:p>2.36</text:p>
          </table:table-cell>
          <table:table-cell table:formula="of:=IF([.F37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37]*[.F37])" office:value-type="float" office:value="5.55521577292893" calcext:value-type="float">
            <text:p>5.555</text:p>
          </table:table-cell>
          <table:table-cell table:formula="of:=ABS([.F37])" office:value-type="float" office:value="2.3569505240732" calcext:value-type="float">
            <text:p>2.36</text:p>
          </table:table-cell>
          <table:table-cell table:formula="of:=IF([.I37]&lt;1; &quot;Category 0-1&quot;; IF(AND([.I37]&gt;=1;[.I37]&lt;2); &quot;Category 1 -2&quot;; IF(AND([.I37]&gt;=2;[.I37]&lt;3); &quot;Category 2-3&quot;; IF(AND([.I37]&gt;=3;[.I37]&lt;4); &quot;Category 3-4&quot; ; IF(AND([.I37]&gt;=4;[.I37]&lt;5); &quot;Category 4-5&quot; ;  IF(AND([.I37]&gt;=5;[.I37]&lt;7); &quot;Category 5-7&quot; ;IF([.I37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297" calcext:value-type="float">
            <text:p>8.297</text:p>
          </table:table-cell>
          <table:table-cell office:value-type="float" office:value="50" calcext:value-type="float">
            <text:p>50</text:p>
          </table:table-cell>
          <table:table-cell office:value-type="float" office:value="40.7910240659444" calcext:value-type="float">
            <text:p>40.79</text:p>
          </table:table-cell>
          <table:table-cell table:formula="of:=([.$P$17]+ [.B38]*[.$P$16])" office:value-type="float" office:value="40.79102403685" calcext:value-type="float">
            <text:p>40.79</text:p>
          </table:table-cell>
          <table:table-cell table:formula="of:=([.C38]-[.D38])" office:value-type="float" office:value="9.2089759340556" calcext:value-type="float">
            <text:p>9.21</text:p>
          </table:table-cell>
          <table:table-cell table:formula="of:=IF([.F38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38]*[.F38])" office:value-type="float" office:value="84.8052377540152" calcext:value-type="float">
            <text:p>84.805</text:p>
          </table:table-cell>
          <table:table-cell table:formula="of:=ABS([.F38])" office:value-type="float" office:value="9.2089759340556" calcext:value-type="float">
            <text:p>9.21</text:p>
          </table:table-cell>
          <table:table-cell table:formula="of:=IF([.I38]&lt;1; &quot;Category 0-1&quot;; IF(AND([.I38]&gt;=1;[.I38]&lt;2); &quot;Category 1 -2&quot;; IF(AND([.I38]&gt;=2;[.I38]&lt;3); &quot;Category 2-3&quot;; IF(AND([.I38]&gt;=3;[.I38]&lt;4); &quot;Category 3-4&quot; ; IF(AND([.I38]&gt;=4;[.I38]&lt;5); &quot;Category 4-5&quot; ;  IF(AND([.I38]&gt;=5;[.I38]&lt;7); &quot;Category 5-7&quot; ;IF([.I38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91" calcext:value-type="float">
            <text:p>7.691</text:p>
          </table:table-cell>
          <table:table-cell office:value-type="float" office:value="35.2" calcext:value-type="float">
            <text:p>35.2</text:p>
          </table:table-cell>
          <table:table-cell office:value-type="float" office:value="35.2417450777691" calcext:value-type="float">
            <text:p>35.24</text:p>
          </table:table-cell>
          <table:table-cell table:formula="of:=([.$P$17]+ [.B39]*[.$P$16])" office:value-type="float" office:value="35.24174505055" calcext:value-type="float">
            <text:p>35.24</text:p>
          </table:table-cell>
          <table:table-cell table:formula="of:=([.C39]-[.D39])" office:value-type="float" office:value="-0.0417450777691002" calcext:value-type="float">
            <text:p>-0.04</text:p>
          </table:table-cell>
          <table:table-cell table:formula="of:=IF([.F39]&gt;=0; &quot;greater than 0&quot;; &quot;less than 0&quot;)" office:value-type="string" office:string-value="less than 0" calcext:value-type="string">
            <text:p>less than 0</text:p>
          </table:table-cell>
          <table:table-cell table:formula="of:=([.F39]*[.F39])" office:value-type="float" office:value="0.00174265151794822" calcext:value-type="float">
            <text:p>0.002</text:p>
          </table:table-cell>
          <table:table-cell table:formula="of:=ABS([.F39])" office:value-type="float" office:value="0.0417450777691002" calcext:value-type="float">
            <text:p>0.04</text:p>
          </table:table-cell>
          <table:table-cell table:formula="of:=IF([.I39]&lt;1; &quot;Category 0-1&quot;; IF(AND([.I39]&gt;=1;[.I39]&lt;2); &quot;Category 1 -2&quot;; IF(AND([.I39]&gt;=2;[.I39]&lt;3); &quot;Category 2-3&quot;; IF(AND([.I39]&gt;=3;[.I39]&lt;4); &quot;Category 3-4&quot; ; IF(AND([.I39]&gt;=4;[.I39]&lt;5); &quot;Category 4-5&quot; ;  IF(AND([.I39]&gt;=5;[.I39]&lt;7); &quot;Category 5-7&quot; ;IF([.I39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58" calcext:value-type="float">
            <text:p>6.758</text:p>
          </table:table-cell>
          <table:table-cell office:value-type="float" office:value="32.4" calcext:value-type="float">
            <text:p>32.4</text:p>
          </table:table-cell>
          <table:table-cell office:value-type="float" office:value="26.6980531702318" calcext:value-type="float">
            <text:p>26.70</text:p>
          </table:table-cell>
          <table:table-cell table:formula="of:=([.$P$17]+ [.B40]*[.$P$16])" office:value-type="float" office:value="26.6980531459" calcext:value-type="float">
            <text:p>26.70</text:p>
          </table:table-cell>
          <table:table-cell table:formula="of:=([.C40]-[.D40])" office:value-type="float" office:value="5.7019468297682" calcext:value-type="float">
            <text:p>5.70</text:p>
          </table:table-cell>
          <table:table-cell table:formula="of:=IF([.F40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40]*[.F40])" office:value-type="float" office:value="32.5121976495036" calcext:value-type="float">
            <text:p>32.512</text:p>
          </table:table-cell>
          <table:table-cell table:formula="of:=ABS([.F40])" office:value-type="float" office:value="5.7019468297682" calcext:value-type="float">
            <text:p>5.70</text:p>
          </table:table-cell>
          <table:table-cell table:formula="of:=IF([.I40]&lt;1; &quot;Category 0-1&quot;; IF(AND([.I40]&gt;=1;[.I40]&lt;2); &quot;Category 1 -2&quot;; IF(AND([.I40]&gt;=2;[.I40]&lt;3); &quot;Category 2-3&quot;; IF(AND([.I40]&gt;=3;[.I40]&lt;4); &quot;Category 3-4&quot; ; IF(AND([.I40]&gt;=4;[.I40]&lt;5); &quot;Category 4-5&quot; ;  IF(AND([.I40]&gt;=5;[.I40]&lt;7); &quot;Category 5-7&quot; ;IF([.I40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12" calcext:value-type="float">
            <text:p>6.812</text:p>
          </table:table-cell>
          <table:table-cell office:value-type="float" office:value="35.1" calcext:value-type="float">
            <text:p>35.1</text:p>
          </table:table-cell>
          <table:table-cell office:value-type="float" office:value="27.1925433770989" calcext:value-type="float">
            <text:p>27.19</text:p>
          </table:table-cell>
          <table:table-cell table:formula="of:=([.$P$17]+ [.B41]*[.$P$16])" office:value-type="float" office:value="27.1925433526" calcext:value-type="float">
            <text:p>27.19</text:p>
          </table:table-cell>
          <table:table-cell table:formula="of:=([.C41]-[.D41])" office:value-type="float" office:value="7.9074566229011" calcext:value-type="float">
            <text:p>7.91</text:p>
          </table:table-cell>
          <table:table-cell table:formula="of:=IF([.F41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41]*[.F41])" office:value-type="float" office:value="62.5278702430625" calcext:value-type="float">
            <text:p>62.528</text:p>
          </table:table-cell>
          <table:table-cell table:formula="of:=ABS([.F41])" office:value-type="float" office:value="7.9074566229011" calcext:value-type="float">
            <text:p>7.91</text:p>
          </table:table-cell>
          <table:table-cell table:formula="of:=IF([.I41]&lt;1; &quot;Category 0-1&quot;; IF(AND([.I41]&gt;=1;[.I41]&lt;2); &quot;Category 1 -2&quot;; IF(AND([.I41]&gt;=2;[.I41]&lt;3); &quot;Category 2-3&quot;; IF(AND([.I41]&gt;=3;[.I41]&lt;4); &quot;Category 3-4&quot; ; IF(AND([.I41]&gt;=4;[.I41]&lt;5); &quot;Category 4-5&quot; ;  IF(AND([.I41]&gt;=5;[.I41]&lt;7); &quot;Category 5-7&quot; ;IF([.I41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923" calcext:value-type="float">
            <text:p>7.923</text:p>
          </table:table-cell>
          <table:table-cell office:value-type="float" office:value="50" calcext:value-type="float">
            <text:p>50</text:p>
          </table:table-cell>
          <table:table-cell office:value-type="float" office:value="37.366221522087" calcext:value-type="float">
            <text:p>37.37</text:p>
          </table:table-cell>
          <table:table-cell table:formula="of:=([.$P$17]+ [.B42]*[.$P$16])" office:value-type="float" office:value="37.36622149415" calcext:value-type="float">
            <text:p>37.37</text:p>
          </table:table-cell>
          <table:table-cell table:formula="of:=([.C42]-[.D42])" office:value-type="float" office:value="12.633778477913" calcext:value-type="float">
            <text:p>12.63</text:p>
          </table:table-cell>
          <table:table-cell table:formula="of:=IF([.F42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42]*[.F42])" office:value-type="float" office:value="159.612358628978" calcext:value-type="float">
            <text:p>159.612</text:p>
          </table:table-cell>
          <table:table-cell table:formula="of:=ABS([.F42])" office:value-type="float" office:value="12.633778477913" calcext:value-type="float">
            <text:p>12.63</text:p>
          </table:table-cell>
          <table:table-cell table:formula="of:=IF([.I42]&lt;1; &quot;Category 0-1&quot;; IF(AND([.I42]&gt;=1;[.I42]&lt;2); &quot;Category 1 -2&quot;; IF(AND([.I42]&gt;=2;[.I42]&lt;3); &quot;Category 2-3&quot;; IF(AND([.I42]&gt;=3;[.I42]&lt;4); &quot;Category 3-4&quot; ; IF(AND([.I42]&gt;=4;[.I42]&lt;5); &quot;Category 4-5&quot; ;  IF(AND([.I42]&gt;=5;[.I42]&lt;7); &quot;Category 5-7&quot; ;IF([.I42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565" calcext:value-type="float">
            <text:p>6.565</text:p>
          </table:table-cell>
          <table:table-cell office:value-type="float" office:value="24.8" calcext:value-type="float">
            <text:p>24.8</text:p>
          </table:table-cell>
          <table:table-cell office:value-type="float" office:value="24.9307085419846" calcext:value-type="float">
            <text:p>24.93</text:p>
          </table:table-cell>
          <table:table-cell table:formula="of:=([.$P$17]+ [.B43]*[.$P$16])" office:value-type="float" office:value="24.93070851825" calcext:value-type="float">
            <text:p>24.93</text:p>
          </table:table-cell>
          <table:table-cell table:formula="of:=([.C43]-[.D43])" office:value-type="float" office:value="-0.1307085419846" calcext:value-type="float">
            <text:p>-0.13</text:p>
          </table:table-cell>
          <table:table-cell table:formula="of:=IF([.F43]&gt;=0; &quot;greater than 0&quot;; &quot;less than 0&quot;)" office:value-type="string" office:string-value="less than 0" calcext:value-type="string">
            <text:p>less than 0</text:p>
          </table:table-cell>
          <table:table-cell table:formula="of:=([.F43]*[.F43])" office:value-type="float" office:value="0.0170847229477399" calcext:value-type="float">
            <text:p>0.017</text:p>
          </table:table-cell>
          <table:table-cell table:formula="of:=ABS([.F43])" office:value-type="float" office:value="0.1307085419846" calcext:value-type="float">
            <text:p>0.13</text:p>
          </table:table-cell>
          <table:table-cell table:formula="of:=IF([.I43]&lt;1; &quot;Category 0-1&quot;; IF(AND([.I43]&gt;=1;[.I43]&lt;2); &quot;Category 1 -2&quot;; IF(AND([.I43]&gt;=2;[.I43]&lt;3); &quot;Category 2-3&quot;; IF(AND([.I43]&gt;=3;[.I43]&lt;4); &quot;Category 3-4&quot; ; IF(AND([.I43]&gt;=4;[.I43]&lt;5); &quot;Category 4-5&quot; ;  IF(AND([.I43]&gt;=5;[.I43]&lt;7); &quot;Category 5-7&quot; ;IF([.I43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148" calcext:value-type="float">
            <text:p>7.148</text:p>
          </table:table-cell>
          <table:table-cell office:value-type="float" office:value="37.3" calcext:value-type="float">
            <text:p>37.3</text:p>
          </table:table-cell>
          <table:table-cell office:value-type="float" office:value="30.2693713309387" calcext:value-type="float">
            <text:p>30.27</text:p>
          </table:table-cell>
          <table:table-cell table:formula="of:=([.$P$17]+ [.B44]*[.$P$16])" office:value-type="float" office:value="30.2693713054" calcext:value-type="float">
            <text:p>30.27</text:p>
          </table:table-cell>
          <table:table-cell table:formula="of:=([.C44]-[.D44])" office:value-type="float" office:value="7.0306286690613" calcext:value-type="float">
            <text:p>7.03</text:p>
          </table:table-cell>
          <table:table-cell table:formula="of:=IF([.F44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44]*[.F44])" office:value-type="float" office:value="49.4297394822266" calcext:value-type="float">
            <text:p>49.430</text:p>
          </table:table-cell>
          <table:table-cell table:formula="of:=ABS([.F44])" office:value-type="float" office:value="7.0306286690613" calcext:value-type="float">
            <text:p>7.03</text:p>
          </table:table-cell>
          <table:table-cell table:formula="of:=IF([.I44]&lt;1; &quot;Category 0-1&quot;; IF(AND([.I44]&gt;=1;[.I44]&lt;2); &quot;Category 1 -2&quot;; IF(AND([.I44]&gt;=2;[.I44]&lt;3); &quot;Category 2-3&quot;; IF(AND([.I44]&gt;=3;[.I44]&lt;4); &quot;Category 3-4&quot; ; IF(AND([.I44]&gt;=4;[.I44]&lt;5); &quot;Category 4-5&quot; ;  IF(AND([.I44]&gt;=5;[.I44]&lt;7); &quot;Category 5-7&quot; ;IF([.I44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78" calcext:value-type="float">
            <text:p>6.678</text:p>
          </table:table-cell>
          <table:table-cell office:value-type="float" office:value="28.6" calcext:value-type="float">
            <text:p>28.6</text:p>
          </table:table-cell>
          <table:table-cell office:value-type="float" office:value="25.9654750859842" calcext:value-type="float">
            <text:p>25.97</text:p>
          </table:table-cell>
          <table:table-cell table:formula="of:=([.$P$17]+ [.B45]*[.$P$16])" office:value-type="float" office:value="25.9654750619" calcext:value-type="float">
            <text:p>25.97</text:p>
          </table:table-cell>
          <table:table-cell table:formula="of:=([.C45]-[.D45])" office:value-type="float" office:value="2.6345249140158" calcext:value-type="float">
            <text:p>2.63</text:p>
          </table:table-cell>
          <table:table-cell table:formula="of:=IF([.F45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45]*[.F45])" office:value-type="float" office:value="6.94072152256997" calcext:value-type="float">
            <text:p>6.941</text:p>
          </table:table-cell>
          <table:table-cell table:formula="of:=ABS([.F45])" office:value-type="float" office:value="2.6345249140158" calcext:value-type="float">
            <text:p>2.63</text:p>
          </table:table-cell>
          <table:table-cell table:formula="of:=IF([.I45]&lt;1; &quot;Category 0-1&quot;; IF(AND([.I45]&gt;=1;[.I45]&lt;2); &quot;Category 1 -2&quot;; IF(AND([.I45]&gt;=2;[.I45]&lt;3); &quot;Category 2-3&quot;; IF(AND([.I45]&gt;=3;[.I45]&lt;4); &quot;Category 3-4&quot; ; IF(AND([.I45]&gt;=4;[.I45]&lt;5); &quot;Category 4-5&quot; ;  IF(AND([.I45]&gt;=5;[.I45]&lt;7); &quot;Category 5-7&quot; ;IF([.I45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549" calcext:value-type="float">
            <text:p>6.549</text:p>
          </table:table-cell>
          <table:table-cell office:value-type="float" office:value="27.1" calcext:value-type="float">
            <text:p>27.1</text:p>
          </table:table-cell>
          <table:table-cell office:value-type="float" office:value="24.784192925135" calcext:value-type="float">
            <text:p>24.78</text:p>
          </table:table-cell>
          <table:table-cell table:formula="of:=([.$P$17]+ [.B46]*[.$P$16])" office:value-type="float" office:value="24.78419290145" calcext:value-type="float">
            <text:p>24.78</text:p>
          </table:table-cell>
          <table:table-cell table:formula="of:=([.C46]-[.D46])" office:value-type="float" office:value="2.315807074865" calcext:value-type="float">
            <text:p>2.32</text:p>
          </table:table-cell>
          <table:table-cell table:formula="of:=IF([.F46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46]*[.F46])" office:value-type="float" office:value="5.3629624079948" calcext:value-type="float">
            <text:p>5.363</text:p>
          </table:table-cell>
          <table:table-cell table:formula="of:=ABS([.F46])" office:value-type="float" office:value="2.315807074865" calcext:value-type="float">
            <text:p>2.32</text:p>
          </table:table-cell>
          <table:table-cell table:formula="of:=IF([.I46]&lt;1; &quot;Category 0-1&quot;; IF(AND([.I46]&gt;=1;[.I46]&lt;2); &quot;Category 1 -2&quot;; IF(AND([.I46]&gt;=2;[.I46]&lt;3); &quot;Category 2-3&quot;; IF(AND([.I46]&gt;=3;[.I46]&lt;4); &quot;Category 3-4&quot; ; IF(AND([.I46]&gt;=4;[.I46]&lt;5); &quot;Category 4-5&quot; ;  IF(AND([.I46]&gt;=5;[.I46]&lt;7); &quot;Category 5-7&quot; ;IF([.I46]&gt;=7; &quot;Category Greater than 7&quot; )))))))" office:value-type="string" office:string-value="Category 2-3" calcext:value-type="string">
            <text:p>Category 2-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041" calcext:value-type="float">
            <text:p>7.041</text:p>
          </table:table-cell>
          <table:table-cell office:value-type="float" office:value="29" calcext:value-type="float">
            <text:p>29</text:p>
          </table:table-cell>
          <table:table-cell office:value-type="float" office:value="29.2895481432576" calcext:value-type="float">
            <text:p>29.29</text:p>
          </table:table-cell>
          <table:table-cell table:formula="of:=([.$P$17]+ [.B47]*[.$P$16])" office:value-type="float" office:value="29.28954811805" calcext:value-type="float">
            <text:p>29.29</text:p>
          </table:table-cell>
          <table:table-cell table:formula="of:=([.C47]-[.D47])" office:value-type="float" office:value="-0.289548143257601" calcext:value-type="float">
            <text:p>-0.29</text:p>
          </table:table-cell>
          <table:table-cell table:formula="of:=IF([.F47]&gt;=0; &quot;greater than 0&quot;; &quot;less than 0&quot;)" office:value-type="string" office:string-value="less than 0" calcext:value-type="string">
            <text:p>less than 0</text:p>
          </table:table-cell>
          <table:table-cell table:formula="of:=([.F47]*[.F47])" office:value-type="float" office:value="0.0838381272639244" calcext:value-type="float">
            <text:p>0.084</text:p>
          </table:table-cell>
          <table:table-cell table:formula="of:=ABS([.F47])" office:value-type="float" office:value="0.289548143257601" calcext:value-type="float">
            <text:p>0.29</text:p>
          </table:table-cell>
          <table:table-cell table:formula="of:=IF([.I47]&lt;1; &quot;Category 0-1&quot;; IF(AND([.I47]&gt;=1;[.I47]&lt;2); &quot;Category 1 -2&quot;; IF(AND([.I47]&gt;=2;[.I47]&lt;3); &quot;Category 2-3&quot;; IF(AND([.I47]&gt;=3;[.I47]&lt;4); &quot;Category 3-4&quot; ; IF(AND([.I47]&gt;=4;[.I47]&lt;5); &quot;Category 4-5&quot; ;  IF(AND([.I47]&gt;=5;[.I47]&lt;7); &quot;Category 5-7&quot; ;IF([.I47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236" calcext:value-type="float">
            <text:p>7.236</text:p>
          </table:table-cell>
          <table:table-cell office:value-type="float" office:value="36.1" calcext:value-type="float">
            <text:p>36.1</text:p>
          </table:table-cell>
          <table:table-cell office:value-type="float" office:value="31.075207223611" calcext:value-type="float">
            <text:p>31.08</text:p>
          </table:table-cell>
          <table:table-cell table:formula="of:=([.$P$17]+ [.B48]*[.$P$16])" office:value-type="float" office:value="31.0752071978" calcext:value-type="float">
            <text:p>31.08</text:p>
          </table:table-cell>
          <table:table-cell table:formula="of:=([.C48]-[.D48])" office:value-type="float" office:value="5.024792776389" calcext:value-type="float">
            <text:p>5.02</text:p>
          </table:table-cell>
          <table:table-cell table:formula="of:=IF([.F48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48]*[.F48])" office:value-type="float" office:value="25.2485424456511" calcext:value-type="float">
            <text:p>25.249</text:p>
          </table:table-cell>
          <table:table-cell table:formula="of:=ABS([.F48])" office:value-type="float" office:value="5.024792776389" calcext:value-type="float">
            <text:p>5.02</text:p>
          </table:table-cell>
          <table:table-cell table:formula="of:=IF([.I48]&lt;1; &quot;Category 0-1&quot;; IF(AND([.I48]&gt;=1;[.I48]&lt;2); &quot;Category 1 -2&quot;; IF(AND([.I48]&gt;=2;[.I48]&lt;3); &quot;Category 2-3&quot;; IF(AND([.I48]&gt;=3;[.I48]&lt;4); &quot;Category 3-4&quot; ; IF(AND([.I48]&gt;=4;[.I48]&lt;5); &quot;Category 4-5&quot; ;  IF(AND([.I48]&gt;=5;[.I48]&lt;7); &quot;Category 5-7&quot; ;IF([.I48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972" calcext:value-type="float">
            <text:p>5.972</text:p>
          </table:table-cell>
          <table:table-cell office:value-type="float" office:value="20.3" calcext:value-type="float">
            <text:p>20.3</text:p>
          </table:table-cell>
          <table:table-cell office:value-type="float" office:value="19.5004734924995" calcext:value-type="float">
            <text:p>19.50</text:p>
          </table:table-cell>
          <table:table-cell table:formula="of:=([.$P$17]+ [.B49]*[.$P$16])" office:value-type="float" office:value="19.5004734706" calcext:value-type="float">
            <text:p>19.50</text:p>
          </table:table-cell>
          <table:table-cell table:formula="of:=([.C49]-[.D49])" office:value-type="float" office:value="0.799526507500502" calcext:value-type="float">
            <text:p>0.80</text:p>
          </table:table-cell>
          <table:table-cell table:formula="of:=IF([.F49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49]*[.F49])" office:value-type="float" office:value="0.639242636195951" calcext:value-type="float">
            <text:p>0.639</text:p>
          </table:table-cell>
          <table:table-cell table:formula="of:=ABS([.F49])" office:value-type="float" office:value="0.799526507500502" calcext:value-type="float">
            <text:p>0.80</text:p>
          </table:table-cell>
          <table:table-cell table:formula="of:=IF([.I49]&lt;1; &quot;Category 0-1&quot;; IF(AND([.I49]&gt;=1;[.I49]&lt;2); &quot;Category 1 -2&quot;; IF(AND([.I49]&gt;=2;[.I49]&lt;3); &quot;Category 2-3&quot;; IF(AND([.I49]&gt;=3;[.I49]&lt;4); &quot;Category 3-4&quot; ; IF(AND([.I49]&gt;=4;[.I49]&lt;5); &quot;Category 4-5&quot; ;  IF(AND([.I49]&gt;=5;[.I49]&lt;7); &quot;Category 5-7&quot; ;IF([.I49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266" calcext:value-type="float">
            <text:p>6.266</text:p>
          </table:table-cell>
          <table:table-cell office:value-type="float" office:value="21.6" calcext:value-type="float">
            <text:p>21.6</text:p>
          </table:table-cell>
          <table:table-cell office:value-type="float" office:value="22.1926979521093" calcext:value-type="float">
            <text:p>22.19</text:p>
          </table:table-cell>
          <table:table-cell table:formula="of:=([.$P$17]+ [.B50]*[.$P$16])" office:value-type="float" office:value="22.1926979293" calcext:value-type="float">
            <text:p>22.19</text:p>
          </table:table-cell>
          <table:table-cell table:formula="of:=([.C50]-[.D50])" office:value-type="float" office:value="-0.592697952109297" calcext:value-type="float">
            <text:p>-0.59</text:p>
          </table:table-cell>
          <table:table-cell table:formula="of:=IF([.F50]&gt;=0; &quot;greater than 0&quot;; &quot;less than 0&quot;)" office:value-type="string" office:string-value="less than 0" calcext:value-type="string">
            <text:p>less than 0</text:p>
          </table:table-cell>
          <table:table-cell table:formula="of:=([.F50]*[.F50])" office:value-type="float" office:value="0.351290862434555" calcext:value-type="float">
            <text:p>0.351</text:p>
          </table:table-cell>
          <table:table-cell table:formula="of:=ABS([.F50])" office:value-type="float" office:value="0.592697952109297" calcext:value-type="float">
            <text:p>0.59</text:p>
          </table:table-cell>
          <table:table-cell table:formula="of:=IF([.I50]&lt;1; &quot;Category 0-1&quot;; IF(AND([.I50]&gt;=1;[.I50]&lt;2); &quot;Category 1 -2&quot;; IF(AND([.I50]&gt;=2;[.I50]&lt;3); &quot;Category 2-3&quot;; IF(AND([.I50]&gt;=3;[.I50]&lt;4); &quot;Category 3-4&quot; ; IF(AND([.I50]&gt;=4;[.I50]&lt;5); &quot;Category 4-5&quot; ;  IF(AND([.I50]&gt;=5;[.I50]&lt;7); &quot;Category 5-7&quot; ;IF([.I50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382" calcext:value-type="float">
            <text:p>6.382</text:p>
          </table:table-cell>
          <table:table-cell office:value-type="float" office:value="23.1" calcext:value-type="float">
            <text:p>23.1</text:p>
          </table:table-cell>
          <table:table-cell office:value-type="float" office:value="23.2549361742682" calcext:value-type="float">
            <text:p>23.25</text:p>
          </table:table-cell>
          <table:table-cell table:formula="of:=([.$P$17]+ [.B51]*[.$P$16])" office:value-type="float" office:value="23.2549361511" calcext:value-type="float">
            <text:p>23.25</text:p>
          </table:table-cell>
          <table:table-cell table:formula="of:=([.C51]-[.D51])" office:value-type="float" office:value="-0.154936174268197" calcext:value-type="float">
            <text:p>-0.15</text:p>
          </table:table-cell>
          <table:table-cell table:formula="of:=IF([.F51]&gt;=0; &quot;greater than 0&quot;; &quot;less than 0&quot;)" office:value-type="string" office:string-value="less than 0" calcext:value-type="string">
            <text:p>less than 0</text:p>
          </table:table-cell>
          <table:table-cell table:formula="of:=([.F51]*[.F51])" office:value-type="float" office:value="0.0240052180968652" calcext:value-type="float">
            <text:p>0.024</text:p>
          </table:table-cell>
          <table:table-cell table:formula="of:=ABS([.F51])" office:value-type="float" office:value="0.154936174268197" calcext:value-type="float">
            <text:p>0.15</text:p>
          </table:table-cell>
          <table:table-cell table:formula="of:=IF([.I51]&lt;1; &quot;Category 0-1&quot;; IF(AND([.I51]&gt;=1;[.I51]&lt;2); &quot;Category 1 -2&quot;; IF(AND([.I51]&gt;=2;[.I51]&lt;3); &quot;Category 2-3&quot;; IF(AND([.I51]&gt;=3;[.I51]&lt;4); &quot;Category 3-4&quot; ; IF(AND([.I51]&gt;=4;[.I51]&lt;5); &quot;Category 4-5&quot; ;  IF(AND([.I51]&gt;=5;[.I51]&lt;7); &quot;Category 5-7&quot; ;IF([.I51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041" calcext:value-type="float">
            <text:p>6.041</text:p>
          </table:table-cell>
          <table:table-cell office:value-type="float" office:value="20.4" calcext:value-type="float">
            <text:p>20.4</text:p>
          </table:table-cell>
          <table:table-cell office:value-type="float" office:value="20.132322090163" calcext:value-type="float">
            <text:p>20.13</text:p>
          </table:table-cell>
          <table:table-cell table:formula="of:=([.$P$17]+ [.B52]*[.$P$16])" office:value-type="float" office:value="20.13232206805" calcext:value-type="float">
            <text:p>20.13</text:p>
          </table:table-cell>
          <table:table-cell table:formula="of:=([.C52]-[.D52])" office:value-type="float" office:value="0.267677909836998" calcext:value-type="float">
            <text:p>0.27</text:p>
          </table:table-cell>
          <table:table-cell table:formula="of:=IF([.F52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52]*[.F52])" office:value-type="float" office:value="0.0716514634147039" calcext:value-type="float">
            <text:p>0.072</text:p>
          </table:table-cell>
          <table:table-cell table:formula="of:=ABS([.F52])" office:value-type="float" office:value="0.267677909836998" calcext:value-type="float">
            <text:p>0.27</text:p>
          </table:table-cell>
          <table:table-cell table:formula="of:=IF([.I52]&lt;1; &quot;Category 0-1&quot;; IF(AND([.I52]&gt;=1;[.I52]&lt;2); &quot;Category 1 -2&quot;; IF(AND([.I52]&gt;=2;[.I52]&lt;3); &quot;Category 2-3&quot;; IF(AND([.I52]&gt;=3;[.I52]&lt;4); &quot;Category 3-4&quot; ; IF(AND([.I52]&gt;=4;[.I52]&lt;5); &quot;Category 4-5&quot; ;  IF(AND([.I52]&gt;=5;[.I52]&lt;7); &quot;Category 5-7&quot; ;IF([.I52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868" calcext:value-type="float">
            <text:p>5.868</text:p>
          </table:table-cell>
          <table:table-cell office:value-type="float" office:value="19.3" calcext:value-type="float">
            <text:p>19.3</text:p>
          </table:table-cell>
          <table:table-cell office:value-type="float" office:value="18.5481219829776" calcext:value-type="float">
            <text:p>18.55</text:p>
          </table:table-cell>
          <table:table-cell table:formula="of:=([.$P$17]+ [.B53]*[.$P$16])" office:value-type="float" office:value="18.5481219614" calcext:value-type="float">
            <text:p>18.55</text:p>
          </table:table-cell>
          <table:table-cell table:formula="of:=([.C53]-[.D53])" office:value-type="float" office:value="0.751878017022399" calcext:value-type="float">
            <text:p>0.75</text:p>
          </table:table-cell>
          <table:table-cell table:formula="of:=IF([.F53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53]*[.F53])" office:value-type="float" office:value="0.565320552481535" calcext:value-type="float">
            <text:p>0.565</text:p>
          </table:table-cell>
          <table:table-cell table:formula="of:=ABS([.F53])" office:value-type="float" office:value="0.751878017022399" calcext:value-type="float">
            <text:p>0.75</text:p>
          </table:table-cell>
          <table:table-cell table:formula="of:=IF([.I53]&lt;1; &quot;Category 0-1&quot;; IF(AND([.I53]&gt;=1;[.I53]&lt;2); &quot;Category 1 -2&quot;; IF(AND([.I53]&gt;=2;[.I53]&lt;3); &quot;Category 2-3&quot;; IF(AND([.I53]&gt;=3;[.I53]&lt;4); &quot;Category 3-4&quot; ; IF(AND([.I53]&gt;=4;[.I53]&lt;5); &quot;Category 4-5&quot; ;  IF(AND([.I53]&gt;=5;[.I53]&lt;7); &quot;Category 5-7&quot; ;IF([.I53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333" calcext:value-type="float">
            <text:p>6.333</text:p>
          </table:table-cell>
          <table:table-cell office:value-type="float" office:value="22.6" calcext:value-type="float">
            <text:p>22.6</text:p>
          </table:table-cell>
          <table:table-cell office:value-type="float" office:value="22.8062320976666" calcext:value-type="float">
            <text:p>22.81</text:p>
          </table:table-cell>
          <table:table-cell table:formula="of:=([.$P$17]+ [.B54]*[.$P$16])" office:value-type="float" office:value="22.80623207465" calcext:value-type="float">
            <text:p>22.81</text:p>
          </table:table-cell>
          <table:table-cell table:formula="of:=([.C54]-[.D54])" office:value-type="float" office:value="-0.2062320976666" calcext:value-type="float">
            <text:p>-0.21</text:p>
          </table:table-cell>
          <table:table-cell table:formula="of:=IF([.F54]&gt;=0; &quot;greater than 0&quot;; &quot;less than 0&quot;)" office:value-type="string" office:string-value="less than 0" calcext:value-type="string">
            <text:p>less than 0</text:p>
          </table:table-cell>
          <table:table-cell table:formula="of:=([.F54]*[.F54])" office:value-type="float" office:value="0.0425316781079661" calcext:value-type="float">
            <text:p>0.043</text:p>
          </table:table-cell>
          <table:table-cell table:formula="of:=ABS([.F54])" office:value-type="float" office:value="0.2062320976666" calcext:value-type="float">
            <text:p>0.21</text:p>
          </table:table-cell>
          <table:table-cell table:formula="of:=IF([.I54]&lt;1; &quot;Category 0-1&quot;; IF(AND([.I54]&gt;=1;[.I54]&lt;2); &quot;Category 1 -2&quot;; IF(AND([.I54]&gt;=2;[.I54]&lt;3); &quot;Category 2-3&quot;; IF(AND([.I54]&gt;=3;[.I54]&lt;4); &quot;Category 3-4&quot; ; IF(AND([.I54]&gt;=4;[.I54]&lt;5); &quot;Category 4-5&quot; ;  IF(AND([.I54]&gt;=5;[.I54]&lt;7); &quot;Category 5-7&quot; ;IF([.I54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706" calcext:value-type="float">
            <text:p>5.706</text:p>
          </table:table-cell>
          <table:table-cell office:value-type="float" office:value="17.1" calcext:value-type="float">
            <text:p>17.1</text:p>
          </table:table-cell>
          <table:table-cell office:value-type="float" office:value="17.0646513623763" calcext:value-type="float">
            <text:p>17.06</text:p>
          </table:table-cell>
          <table:table-cell table:formula="of:=([.$P$17]+ [.B55]*[.$P$16])" office:value-type="float" office:value="17.0646513413" calcext:value-type="float">
            <text:p>17.06</text:p>
          </table:table-cell>
          <table:table-cell table:formula="of:=([.C55]-[.D55])" office:value-type="float" office:value="0.0353486376237022" calcext:value-type="float">
            <text:p>0.04</text:p>
          </table:table-cell>
          <table:table-cell table:formula="of:=IF([.F55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55]*[.F55])" office:value-type="float" office:value="0.00124952618185182" calcext:value-type="float">
            <text:p>0.001</text:p>
          </table:table-cell>
          <table:table-cell table:formula="of:=ABS([.F55])" office:value-type="float" office:value="0.0353486376237022" calcext:value-type="float">
            <text:p>0.04</text:p>
          </table:table-cell>
          <table:table-cell table:formula="of:=IF([.I55]&lt;1; &quot;Category 0-1&quot;; IF(AND([.I55]&gt;=1;[.I55]&lt;2); &quot;Category 1 -2&quot;; IF(AND([.I55]&gt;=2;[.I55]&lt;3); &quot;Category 2-3&quot;; IF(AND([.I55]&gt;=3;[.I55]&lt;4); &quot;Category 3-4&quot; ; IF(AND([.I55]&gt;=4;[.I55]&lt;5); &quot;Category 4-5&quot; ;  IF(AND([.I55]&gt;=5;[.I55]&lt;7); &quot;Category 5-7&quot; ;IF([.I55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31" calcext:value-type="float">
            <text:p>6.31</text:p>
          </table:table-cell>
          <table:table-cell office:value-type="float" office:value="20.7" calcext:value-type="float">
            <text:p>20.7</text:p>
          </table:table-cell>
          <table:table-cell office:value-type="float" office:value="22.5956158984454" calcext:value-type="float">
            <text:p>22.60</text:p>
          </table:table-cell>
          <table:table-cell table:formula="of:=([.$P$17]+ [.B56]*[.$P$16])" office:value-type="float" office:value="22.5956158755" calcext:value-type="float">
            <text:p>22.60</text:p>
          </table:table-cell>
          <table:table-cell table:formula="of:=([.C56]-[.D56])" office:value-type="float" office:value="-1.8956158984454" calcext:value-type="float">
            <text:p>-1.90</text:p>
          </table:table-cell>
          <table:table-cell table:formula="of:=IF([.F56]&gt;=0; &quot;greater than 0&quot;; &quot;less than 0&quot;)" office:value-type="string" office:string-value="less than 0" calcext:value-type="string">
            <text:p>less than 0</text:p>
          </table:table-cell>
          <table:table-cell table:formula="of:=([.F56]*[.F56])" office:value-type="float" office:value="3.59335963443896" calcext:value-type="float">
            <text:p>3.593</text:p>
          </table:table-cell>
          <table:table-cell table:formula="of:=ABS([.F56])" office:value-type="float" office:value="1.8956158984454" calcext:value-type="float">
            <text:p>1.90</text:p>
          </table:table-cell>
          <table:table-cell table:formula="of:=IF([.I56]&lt;1; &quot;Category 0-1&quot;; IF(AND([.I56]&gt;=1;[.I56]&lt;2); &quot;Category 1 -2&quot;; IF(AND([.I56]&gt;=2;[.I56]&lt;3); &quot;Category 2-3&quot;; IF(AND([.I56]&gt;=3;[.I56]&lt;4); &quot;Category 3-4&quot; ; IF(AND([.I56]&gt;=4;[.I56]&lt;5); &quot;Category 4-5&quot; ;  IF(AND([.I56]&gt;=5;[.I56]&lt;7); &quot;Category 5-7&quot; ;IF([.I56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4" calcext:value-type="float">
            <text:p>6.54</text:p>
          </table:table-cell>
          <table:table-cell office:value-type="float" office:value="16.5" calcext:value-type="float">
            <text:p>16.5</text:p>
          </table:table-cell>
          <table:table-cell office:value-type="float" office:value="24.7017778906572" calcext:value-type="float">
            <text:p>24.70</text:p>
          </table:table-cell>
          <table:table-cell table:formula="of:=([.$P$17]+ [.B57]*[.$P$16])" office:value-type="float" office:value="24.701777867" calcext:value-type="float">
            <text:p>24.70</text:p>
          </table:table-cell>
          <table:table-cell table:formula="of:=([.C57]-[.D57])" office:value-type="float" office:value="-8.2017778906572" calcext:value-type="float">
            <text:p>-8.20</text:p>
          </table:table-cell>
          <table:table-cell table:formula="of:=IF([.F57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57]*[.F57])" office:value-type="float" office:value="67.2691605676733" calcext:value-type="float">
            <text:p>67.269</text:p>
          </table:table-cell>
          <table:table-cell table:formula="of:=ABS([.F57])" office:value-type="float" office:value="8.2017778906572" calcext:value-type="float">
            <text:p>8.20</text:p>
          </table:table-cell>
          <table:table-cell table:formula="of:=IF([.I57]&lt;1; &quot;Category 0-1&quot;; IF(AND([.I57]&gt;=1;[.I57]&lt;2); &quot;Category 1 -2&quot;; IF(AND([.I57]&gt;=2;[.I57]&lt;3); &quot;Category 2-3&quot;; IF(AND([.I57]&gt;=3;[.I57]&lt;4); &quot;Category 3-4&quot; ; IF(AND([.I57]&gt;=4;[.I57]&lt;5); &quot;Category 4-5&quot; ;  IF(AND([.I57]&gt;=5;[.I57]&lt;7); &quot;Category 5-7&quot; ;IF([.I57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35" calcext:value-type="float">
            <text:p>6.635</text:p>
          </table:table-cell>
          <table:table-cell office:value-type="float" office:value="24.5" calcext:value-type="float">
            <text:p>24.5</text:p>
          </table:table-cell>
          <table:table-cell office:value-type="float" office:value="25.5717143657012" calcext:value-type="float">
            <text:p>25.57</text:p>
          </table:table-cell>
          <table:table-cell table:formula="of:=([.$P$17]+ [.B58]*[.$P$16])" office:value-type="float" office:value="25.57171434175" calcext:value-type="float">
            <text:p>25.57</text:p>
          </table:table-cell>
          <table:table-cell table:formula="of:=([.C58]-[.D58])" office:value-type="float" office:value="-1.0717143657012" calcext:value-type="float">
            <text:p>-1.07</text:p>
          </table:table-cell>
          <table:table-cell table:formula="of:=IF([.F58]&gt;=0; &quot;greater than 0&quot;; &quot;less than 0&quot;)" office:value-type="string" office:string-value="less than 0" calcext:value-type="string">
            <text:p>less than 0</text:p>
          </table:table-cell>
          <table:table-cell table:formula="of:=([.F58]*[.F58])" office:value-type="float" office:value="1.14857168165033" calcext:value-type="float">
            <text:p>1.149</text:p>
          </table:table-cell>
          <table:table-cell table:formula="of:=ABS([.F58])" office:value-type="float" office:value="1.0717143657012" calcext:value-type="float">
            <text:p>1.07</text:p>
          </table:table-cell>
          <table:table-cell table:formula="of:=IF([.I58]&lt;1; &quot;Category 0-1&quot;; IF(AND([.I58]&gt;=1;[.I58]&lt;2); &quot;Category 1 -2&quot;; IF(AND([.I58]&gt;=2;[.I58]&lt;3); &quot;Category 2-3&quot;; IF(AND([.I58]&gt;=3;[.I58]&lt;4); &quot;Category 3-4&quot; ; IF(AND([.I58]&gt;=4;[.I58]&lt;5); &quot;Category 4-5&quot; ;  IF(AND([.I58]&gt;=5;[.I58]&lt;7); &quot;Category 5-7&quot; ;IF([.I58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803" calcext:value-type="float">
            <text:p>5.803</text:p>
          </table:table-cell>
          <table:table-cell office:value-type="float" office:value="16.8" calcext:value-type="float">
            <text:p>16.8</text:p>
          </table:table-cell>
          <table:table-cell office:value-type="float" office:value="17.9529022895265" calcext:value-type="float">
            <text:p>17.95</text:p>
          </table:table-cell>
          <table:table-cell table:formula="of:=([.$P$17]+ [.B59]*[.$P$16])" office:value-type="float" office:value="17.95290226815" calcext:value-type="float">
            <text:p>17.95</text:p>
          </table:table-cell>
          <table:table-cell table:formula="of:=([.C59]-[.D59])" office:value-type="float" office:value="-1.1529022895265" calcext:value-type="float">
            <text:p>-1.15</text:p>
          </table:table-cell>
          <table:table-cell table:formula="of:=IF([.F59]&gt;=0; &quot;greater than 0&quot;; &quot;less than 0&quot;)" office:value-type="string" office:string-value="less than 0" calcext:value-type="string">
            <text:p>less than 0</text:p>
          </table:table-cell>
          <table:table-cell table:formula="of:=([.F59]*[.F59])" office:value-type="float" office:value="1.32918368919544" calcext:value-type="float">
            <text:p>1.329</text:p>
          </table:table-cell>
          <table:table-cell table:formula="of:=ABS([.F59])" office:value-type="float" office:value="1.1529022895265" calcext:value-type="float">
            <text:p>1.15</text:p>
          </table:table-cell>
          <table:table-cell table:formula="of:=IF([.I59]&lt;1; &quot;Category 0-1&quot;; IF(AND([.I59]&gt;=1;[.I59]&lt;2); &quot;Category 1 -2&quot;; IF(AND([.I59]&gt;=2;[.I59]&lt;3); &quot;Category 2-3&quot;; IF(AND([.I59]&gt;=3;[.I59]&lt;4); &quot;Category 3-4&quot; ; IF(AND([.I59]&gt;=4;[.I59]&lt;5); &quot;Category 4-5&quot; ;  IF(AND([.I59]&gt;=5;[.I59]&lt;7); &quot;Category 5-7&quot; ;IF([.I59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906" calcext:value-type="float">
            <text:p>4.906</text:p>
          </table:table-cell>
          <table:table-cell office:value-type="float" office:value="13.8" calcext:value-type="float">
            <text:p>13.8</text:p>
          </table:table-cell>
          <table:table-cell office:value-type="float" office:value="9.73887051990064" calcext:value-type="float">
            <text:p>9.74</text:p>
          </table:table-cell>
          <table:table-cell table:formula="of:=([.$P$17]+ [.B60]*[.$P$16])" office:value-type="float" office:value="9.7388705013" calcext:value-type="float">
            <text:p>9.74</text:p>
          </table:table-cell>
          <table:table-cell table:formula="of:=([.C60]-[.D60])" office:value-type="float" office:value="4.06112948009936" calcext:value-type="float">
            <text:p>4.06</text:p>
          </table:table-cell>
          <table:table-cell table:formula="of:=IF([.F60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60]*[.F60])" office:value-type="float" office:value="16.4927726541321" calcext:value-type="float">
            <text:p>16.493</text:p>
          </table:table-cell>
          <table:table-cell table:formula="of:=ABS([.F60])" office:value-type="float" office:value="4.06112948009936" calcext:value-type="float">
            <text:p>4.06</text:p>
          </table:table-cell>
          <table:table-cell table:formula="of:=IF([.I60]&lt;1; &quot;Category 0-1&quot;; IF(AND([.I60]&gt;=1;[.I60]&lt;2); &quot;Category 1 -2&quot;; IF(AND([.I60]&gt;=2;[.I60]&lt;3); &quot;Category 2-3&quot;; IF(AND([.I60]&gt;=3;[.I60]&lt;4); &quot;Category 3-4&quot; ; IF(AND([.I60]&gt;=4;[.I60]&lt;5); &quot;Category 4-5&quot; ;  IF(AND([.I60]&gt;=5;[.I60]&lt;7); &quot;Category 5-7&quot; ;IF([.I60]&gt;=7; &quot;Category Greater than 7&quot; )))))))" office:value-type="string" office:string-value="Category 4-5" calcext:value-type="string">
            <text:p>Category 4-5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138" calcext:value-type="float">
            <text:p>4.138</text:p>
          </table:table-cell>
          <table:table-cell office:value-type="float" office:value="13.8" calcext:value-type="float">
            <text:p>13.8</text:p>
          </table:table-cell>
          <table:table-cell office:value-type="float" office:value="2.706120911124" calcext:value-type="float">
            <text:p>2.71</text:p>
          </table:table-cell>
          <table:table-cell table:formula="of:=([.$P$17]+ [.B61]*[.$P$16])" office:value-type="float" office:value="2.7061208949" calcext:value-type="float">
            <text:p>2.71</text:p>
          </table:table-cell>
          <table:table-cell table:formula="of:=([.C61]-[.D61])" office:value-type="float" office:value="11.093879088876" calcext:value-type="float">
            <text:p>11.09</text:p>
          </table:table-cell>
          <table:table-cell table:formula="of:=IF([.F61]&gt;=0; &quot;greater than 0&quot;; &quot;less than 0&quot;)" office:value-type="string" office:string-value="greater than 0" calcext:value-type="string">
            <text:p>greater than 0</text:p>
          </table:table-cell>
          <table:table-cell table:style-name="ce5" table:formula="of:=([.F61]*[.F61])" office:value-type="float" office:value="123.0741532386" calcext:value-type="float">
            <text:p>123.074</text:p>
          </table:table-cell>
          <table:table-cell table:formula="of:=ABS([.F61])" office:value-type="float" office:value="11.093879088876" calcext:value-type="float">
            <text:p>11.09</text:p>
          </table:table-cell>
          <table:table-cell table:formula="of:=IF([.I61]&lt;1; &quot;Category 0-1&quot;; IF(AND([.I61]&gt;=1;[.I61]&lt;2); &quot;Category 1 -2&quot;; IF(AND([.I61]&gt;=2;[.I61]&lt;3); &quot;Category 2-3&quot;; IF(AND([.I61]&gt;=3;[.I61]&lt;4); &quot;Category 3-4&quot; ; IF(AND([.I61]&gt;=4;[.I61]&lt;5); &quot;Category 4-5&quot; ;  IF(AND([.I61]&gt;=5;[.I61]&lt;7); &quot;Category 5-7&quot; ;IF([.I61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94" calcext:value-type="float">
            <text:p>6.794</text:p>
          </table:table-cell>
          <table:table-cell office:value-type="float" office:value="13.3" calcext:value-type="float">
            <text:p>13.3</text:p>
          </table:table-cell>
          <table:table-cell office:value-type="float" office:value="27.0277133081432" calcext:value-type="float">
            <text:p>27.03</text:p>
          </table:table-cell>
          <table:table-cell table:formula="of:=([.$P$17]+ [.B62]*[.$P$16])" office:value-type="float" office:value="27.0277132837" calcext:value-type="float">
            <text:p>27.03</text:p>
          </table:table-cell>
          <table:table-cell table:style-name="ce3" table:formula="of:=([.C62]-[.D62])" office:value-type="float" office:value="-13.7277133081432" calcext:value-type="float">
            <text:p>-13.73</text:p>
          </table:table-cell>
          <table:table-cell table:formula="of:=IF([.F62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62]*[.F62])" office:value-type="float" office:value="188.450112670572" calcext:value-type="float">
            <text:p>188.450</text:p>
          </table:table-cell>
          <table:table-cell table:formula="of:=ABS([.F62])" office:value-type="float" office:value="13.7277133081432" calcext:value-type="float">
            <text:p>13.73</text:p>
          </table:table-cell>
          <table:table-cell table:formula="of:=IF([.I62]&lt;1; &quot;Category 0-1&quot;; IF(AND([.I62]&gt;=1;[.I62]&lt;2); &quot;Category 1 -2&quot;; IF(AND([.I62]&gt;=2;[.I62]&lt;3); &quot;Category 2-3&quot;; IF(AND([.I62]&gt;=3;[.I62]&lt;4); &quot;Category 3-4&quot; ; IF(AND([.I62]&gt;=4;[.I62]&lt;5); &quot;Category 4-5&quot; ;  IF(AND([.I62]&gt;=5;[.I62]&lt;7); &quot;Category 5-7&quot; ;IF([.I62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223" calcext:value-type="float">
            <text:p>6.223</text:p>
          </table:table-cell>
          <table:table-cell office:value-type="float" office:value="10.2" calcext:value-type="float">
            <text:p>10.2</text:p>
          </table:table-cell>
          <table:table-cell office:value-type="float" office:value="21.7989372318262" calcext:value-type="float">
            <text:p>21.80</text:p>
          </table:table-cell>
          <table:table-cell table:formula="of:=([.$P$17]+ [.B63]*[.$P$16])" office:value-type="float" office:value="21.79893720915" calcext:value-type="float">
            <text:p>21.80</text:p>
          </table:table-cell>
          <table:table-cell table:style-name="ce3" table:formula="of:=([.C63]-[.D63])" office:value-type="float" office:value="-11.5989372318262" calcext:value-type="float">
            <text:p>-11.60</text:p>
          </table:table-cell>
          <table:table-cell table:formula="of:=IF([.F63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63]*[.F63])" office:value-type="float" office:value="134.535344907844" calcext:value-type="float">
            <text:p>134.535</text:p>
          </table:table-cell>
          <table:table-cell table:formula="of:=ABS([.F63])" office:value-type="float" office:value="11.5989372318262" calcext:value-type="float">
            <text:p>11.60</text:p>
          </table:table-cell>
          <table:table-cell table:formula="of:=IF([.I63]&lt;1; &quot;Category 0-1&quot;; IF(AND([.I63]&gt;=1;[.I63]&lt;2); &quot;Category 1 -2&quot;; IF(AND([.I63]&gt;=2;[.I63]&lt;3); &quot;Category 2-3&quot;; IF(AND([.I63]&gt;=3;[.I63]&lt;4); &quot;Category 3-4&quot; ; IF(AND([.I63]&gt;=4;[.I63]&lt;5); &quot;Category 4-5&quot; ;  IF(AND([.I63]&gt;=5;[.I63]&lt;7); &quot;Category 5-7&quot; ;IF([.I63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277" calcext:value-type="float">
            <text:p>5.277</text:p>
          </table:table-cell>
          <table:table-cell office:value-type="float" office:value="7.2" calcext:value-type="float">
            <text:p>7.2</text:p>
          </table:table-cell>
          <table:table-cell office:value-type="float" office:value="13.1362013855987" calcext:value-type="float">
            <text:p>13.14</text:p>
          </table:table-cell>
          <table:table-cell table:formula="of:=([.$P$17]+ [.B64]*[.$P$16])" office:value-type="float" office:value="13.13620136585" calcext:value-type="float">
            <text:p>13.14</text:p>
          </table:table-cell>
          <table:table-cell table:formula="of:=([.C64]-[.D64])" office:value-type="float" office:value="-5.9362013855987" calcext:value-type="float">
            <text:p>-5.94</text:p>
          </table:table-cell>
          <table:table-cell table:formula="of:=IF([.F64]&gt;=0; &quot;greater than 0&quot;; &quot;less than 0&quot;)" office:value-type="string" office:string-value="less than 0" calcext:value-type="string">
            <text:p>less than 0</text:p>
          </table:table-cell>
          <table:table-cell table:formula="of:=([.F64]*[.F64])" office:value-type="float" office:value="35.2384868903839" calcext:value-type="float">
            <text:p>35.238</text:p>
          </table:table-cell>
          <table:table-cell table:formula="of:=ABS([.F64])" office:value-type="float" office:value="5.9362013855987" calcext:value-type="float">
            <text:p>5.94</text:p>
          </table:table-cell>
          <table:table-cell table:formula="of:=IF([.I64]&lt;1; &quot;Category 0-1&quot;; IF(AND([.I64]&gt;=1;[.I64]&lt;2); &quot;Category 1 -2&quot;; IF(AND([.I64]&gt;=2;[.I64]&lt;3); &quot;Category 2-3&quot;; IF(AND([.I64]&gt;=3;[.I64]&lt;4); &quot;Category 3-4&quot; ; IF(AND([.I64]&gt;=4;[.I64]&lt;5); &quot;Category 4-5&quot; ;  IF(AND([.I64]&gt;=5;[.I64]&lt;7); &quot;Category 5-7&quot; ;IF([.I64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036" calcext:value-type="float">
            <text:p>5.036</text:p>
          </table:table-cell>
          <table:table-cell office:value-type="float" office:value="9.7" calcext:value-type="float">
            <text:p>9.7</text:p>
          </table:table-cell>
          <table:table-cell office:value-type="float" office:value="10.9293099068029" calcext:value-type="float">
            <text:p>10.93</text:p>
          </table:table-cell>
          <table:table-cell table:formula="of:=([.$P$17]+ [.B65]*[.$P$16])" office:value-type="float" office:value="10.9293098878" calcext:value-type="float">
            <text:p>10.93</text:p>
          </table:table-cell>
          <table:table-cell table:formula="of:=([.C65]-[.D65])" office:value-type="float" office:value="-1.2293099068029" calcext:value-type="float">
            <text:p>-1.23</text:p>
          </table:table-cell>
          <table:table-cell table:formula="of:=IF([.F65]&gt;=0; &quot;greater than 0&quot;; &quot;less than 0&quot;)" office:value-type="string" office:string-value="less than 0" calcext:value-type="string">
            <text:p>less than 0</text:p>
          </table:table-cell>
          <table:table-cell table:formula="of:=([.F65]*[.F65])" office:value-type="float" office:value="1.51120284696375" calcext:value-type="float">
            <text:p>1.511</text:p>
          </table:table-cell>
          <table:table-cell table:formula="of:=ABS([.F65])" office:value-type="float" office:value="1.2293099068029" calcext:value-type="float">
            <text:p>1.23</text:p>
          </table:table-cell>
          <table:table-cell table:formula="of:=IF([.I65]&lt;1; &quot;Category 0-1&quot;; IF(AND([.I65]&gt;=1;[.I65]&lt;2); &quot;Category 1 -2&quot;; IF(AND([.I65]&gt;=2;[.I65]&lt;3); &quot;Category 2-3&quot;; IF(AND([.I65]&gt;=3;[.I65]&lt;4); &quot;Category 3-4&quot; ; IF(AND([.I65]&gt;=4;[.I65]&lt;5); &quot;Category 4-5&quot; ;  IF(AND([.I65]&gt;=5;[.I65]&lt;7); &quot;Category 5-7&quot; ;IF([.I65]&gt;=7; &quot;Category Greater than 7&quot; )))))))" office:value-type="string" office:string-value="Category 1 -2" calcext:value-type="string">
            <text:p>Category 1 -2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747" calcext:value-type="float">
            <text:p>5.747</text:p>
          </table:table-cell>
          <table:table-cell office:value-type="float" office:value="8.5" calcext:value-type="float">
            <text:p>8.5</text:p>
          </table:table-cell>
          <table:table-cell office:value-type="float" office:value="17.4400976305532" calcext:value-type="float">
            <text:p>17.44</text:p>
          </table:table-cell>
          <table:table-cell table:formula="of:=([.$P$17]+ [.B66]*[.$P$16])" office:value-type="float" office:value="17.44009760935" calcext:value-type="float">
            <text:p>17.44</text:p>
          </table:table-cell>
          <table:table-cell table:style-name="ce3" table:formula="of:=([.C66]-[.D66])" office:value-type="float" office:value="-8.9400976305532" calcext:value-type="float">
            <text:p>-8.94</text:p>
          </table:table-cell>
          <table:table-cell table:formula="of:=IF([.F66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66]*[.F66])" office:value-type="float" office:value="79.925345643823" calcext:value-type="float">
            <text:p>79.925</text:p>
          </table:table-cell>
          <table:table-cell table:formula="of:=ABS([.F66])" office:value-type="float" office:value="8.9400976305532" calcext:value-type="float">
            <text:p>8.94</text:p>
          </table:table-cell>
          <table:table-cell table:formula="of:=IF([.I66]&lt;1; &quot;Category 0-1&quot;; IF(AND([.I66]&gt;=1;[.I66]&lt;2); &quot;Category 1 -2&quot;; IF(AND([.I66]&gt;=2;[.I66]&lt;3); &quot;Category 2-3&quot;; IF(AND([.I66]&gt;=3;[.I66]&lt;4); &quot;Category 3-4&quot; ; IF(AND([.I66]&gt;=4;[.I66]&lt;5); &quot;Category 4-5&quot; ;  IF(AND([.I66]&gt;=5;[.I66]&lt;7); &quot;Category 5-7&quot; ;IF([.I66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531" calcext:value-type="float">
            <text:p>5.531</text:p>
          </table:table-cell>
          <table:table-cell office:value-type="float" office:value="8.5" calcext:value-type="float">
            <text:p>8.5</text:p>
          </table:table-cell>
          <table:table-cell office:value-type="float" office:value="15.4621368030848" calcext:value-type="float">
            <text:p>15.46</text:p>
          </table:table-cell>
          <table:table-cell table:formula="of:=([.$P$17]+ [.B67]*[.$P$16])" office:value-type="float" office:value="15.46213678255" calcext:value-type="float">
            <text:p>15.46</text:p>
          </table:table-cell>
          <table:table-cell table:formula="of:=([.C67]-[.D67])" office:value-type="float" office:value="-6.9621368030848" calcext:value-type="float">
            <text:p>-6.96</text:p>
          </table:table-cell>
          <table:table-cell table:formula="of:=IF([.F67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67]*[.F67])" office:value-type="float" office:value="48.4713488648678" calcext:value-type="float">
            <text:p>48.471</text:p>
          </table:table-cell>
          <table:table-cell table:formula="of:=ABS([.F67])" office:value-type="float" office:value="6.9621368030848" calcext:value-type="float">
            <text:p>6.96</text:p>
          </table:table-cell>
          <table:table-cell table:formula="of:=IF([.I67]&lt;1; &quot;Category 0-1&quot;; IF(AND([.I67]&gt;=1;[.I67]&lt;2); &quot;Category 1 -2&quot;; IF(AND([.I67]&gt;=2;[.I67]&lt;3); &quot;Category 2-3&quot;; IF(AND([.I67]&gt;=3;[.I67]&lt;4); &quot;Category 3-4&quot; ; IF(AND([.I67]&gt;=4;[.I67]&lt;5); &quot;Category 4-5&quot; ;  IF(AND([.I67]&gt;=5;[.I67]&lt;7); &quot;Category 5-7&quot; ;IF([.I67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11" calcext:value-type="float">
            <text:p>6.411</text:p>
          </table:table-cell>
          <table:table-cell office:value-type="float" office:value="16.7" calcext:value-type="float">
            <text:p>16.7</text:p>
          </table:table-cell>
          <table:table-cell office:value-type="float" office:value="23.520495729808" calcext:value-type="float">
            <text:p>23.52</text:p>
          </table:table-cell>
          <table:table-cell table:formula="of:=([.$P$17]+ [.B68]*[.$P$16])" office:value-type="float" office:value="23.52049570655" calcext:value-type="float">
            <text:p>23.52</text:p>
          </table:table-cell>
          <table:table-cell table:formula="of:=([.C68]-[.D68])" office:value-type="float" office:value="-6.820495729808" calcext:value-type="float">
            <text:p>-6.82</text:p>
          </table:table-cell>
          <table:table-cell table:formula="of:=IF([.F68]&gt;=0; &quot;greater than 0&quot;; &quot;less than 0&quot;)" office:value-type="string" office:string-value="less than 0" calcext:value-type="string">
            <text:p>less than 0</text:p>
          </table:table-cell>
          <table:table-cell table:formula="of:=([.F68]*[.F68])" office:value-type="float" office:value="46.5191620003292" calcext:value-type="float">
            <text:p>46.519</text:p>
          </table:table-cell>
          <table:table-cell table:formula="of:=ABS([.F68])" office:value-type="float" office:value="6.820495729808" calcext:value-type="float">
            <text:p>6.82</text:p>
          </table:table-cell>
          <table:table-cell table:formula="of:=IF([.I68]&lt;1; &quot;Category 0-1&quot;; IF(AND([.I68]&gt;=1;[.I68]&lt;2); &quot;Category 1 -2&quot;; IF(AND([.I68]&gt;=2;[.I68]&lt;3); &quot;Category 2-3&quot;; IF(AND([.I68]&gt;=3;[.I68]&lt;4); &quot;Category 3-4&quot; ; IF(AND([.I68]&gt;=4;[.I68]&lt;5); &quot;Category 4-5&quot; ;  IF(AND([.I68]&gt;=5;[.I68]&lt;7); &quot;Category 5-7&quot; ;IF([.I68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565" calcext:value-type="float">
            <text:p>5.565</text:p>
          </table:table-cell>
          <table:table-cell office:value-type="float" office:value="11.7" calcext:value-type="float">
            <text:p>11.7</text:p>
          </table:table-cell>
          <table:table-cell office:value-type="float" office:value="15.77348248889" calcext:value-type="float">
            <text:p>15.77</text:p>
          </table:table-cell>
          <table:table-cell table:formula="of:=([.$P$17]+ [.B69]*[.$P$16])" office:value-type="float" office:value="15.77348246825" calcext:value-type="float">
            <text:p>15.77</text:p>
          </table:table-cell>
          <table:table-cell table:formula="of:=([.C69]-[.D69])" office:value-type="float" office:value="-4.07348248889" calcext:value-type="float">
            <text:p>-4.07</text:p>
          </table:table-cell>
          <table:table-cell table:formula="of:=IF([.F69]&gt;=0; &quot;greater than 0&quot;; &quot;less than 0&quot;)" office:value-type="string" office:string-value="less than 0" calcext:value-type="string">
            <text:p>less than 0</text:p>
          </table:table-cell>
          <table:table-cell table:formula="of:=([.F69]*[.F69])" office:value-type="float" office:value="16.5932595872935" calcext:value-type="float">
            <text:p>16.593</text:p>
          </table:table-cell>
          <table:table-cell table:formula="of:=ABS([.F69])" office:value-type="float" office:value="4.07348248889" calcext:value-type="float">
            <text:p>4.07</text:p>
          </table:table-cell>
          <table:table-cell table:formula="of:=IF([.I69]&lt;1; &quot;Category 0-1&quot;; IF(AND([.I69]&gt;=1;[.I69]&lt;2); &quot;Category 1 -2&quot;; IF(AND([.I69]&gt;=2;[.I69]&lt;3); &quot;Category 2-3&quot;; IF(AND([.I69]&gt;=3;[.I69]&lt;4); &quot;Category 3-4&quot; ; IF(AND([.I69]&gt;=4;[.I69]&lt;5); &quot;Category 4-5&quot; ;  IF(AND([.I69]&gt;=5;[.I69]&lt;7); &quot;Category 5-7&quot; ;IF([.I69]&gt;=7; &quot;Category Greater than 7&quot; )))))))" office:value-type="string" office:string-value="Category 4-5" calcext:value-type="string">
            <text:p>Category 4-5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29" calcext:value-type="float">
            <text:p>6.629</text:p>
          </table:table-cell>
          <table:table-cell office:value-type="float" office:value="13.4" calcext:value-type="float">
            <text:p>13.4</text:p>
          </table:table-cell>
          <table:table-cell office:value-type="float" office:value="25.5167710093826" calcext:value-type="float">
            <text:p>25.52</text:p>
          </table:table-cell>
          <table:table-cell table:formula="of:=([.$P$17]+ [.B70]*[.$P$16])" office:value-type="float" office:value="25.51677098545" calcext:value-type="float">
            <text:p>25.52</text:p>
          </table:table-cell>
          <table:table-cell table:style-name="ce3" table:formula="of:=([.C70]-[.D70])" office:value-type="float" office:value="-12.1167710093826" calcext:value-type="float">
            <text:p>-12.12</text:p>
          </table:table-cell>
          <table:table-cell table:formula="of:=IF([.F70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70]*[.F70])" office:value-type="float" office:value="146.816139693815" calcext:value-type="float">
            <text:p>146.816</text:p>
          </table:table-cell>
          <table:table-cell table:formula="of:=ABS([.F70])" office:value-type="float" office:value="12.1167710093826" calcext:value-type="float">
            <text:p>12.12</text:p>
          </table:table-cell>
          <table:table-cell table:formula="of:=IF([.I70]&lt;1; &quot;Category 0-1&quot;; IF(AND([.I70]&gt;=1;[.I70]&lt;2); &quot;Category 1 -2&quot;; IF(AND([.I70]&gt;=2;[.I70]&lt;3); &quot;Category 2-3&quot;; IF(AND([.I70]&gt;=3;[.I70]&lt;4); &quot;Category 3-4&quot; ; IF(AND([.I70]&gt;=4;[.I70]&lt;5); &quot;Category 4-5&quot; ;  IF(AND([.I70]&gt;=5;[.I70]&lt;7); &quot;Category 5-7&quot; ;IF([.I70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341" calcext:value-type="float">
            <text:p>6.341</text:p>
          </table:table-cell>
          <table:table-cell office:value-type="float" office:value="14.9" calcext:value-type="float">
            <text:p>14.9</text:p>
          </table:table-cell>
          <table:table-cell office:value-type="float" office:value="22.8794899060914" calcext:value-type="float">
            <text:p>22.88</text:p>
          </table:table-cell>
          <table:table-cell table:formula="of:=([.$P$17]+ [.B71]*[.$P$16])" office:value-type="float" office:value="22.87948988305" calcext:value-type="float">
            <text:p>22.88</text:p>
          </table:table-cell>
          <table:table-cell table:style-name="ce3" table:formula="of:=([.C71]-[.D71])" office:value-type="float" office:value="-7.9794899060914" calcext:value-type="float">
            <text:p>-7.98</text:p>
          </table:table-cell>
          <table:table-cell table:formula="of:=IF([.F71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71]*[.F71])" office:value-type="float" office:value="63.6722591614145" calcext:value-type="float">
            <text:p>63.672</text:p>
          </table:table-cell>
          <table:table-cell table:formula="of:=ABS([.F71])" office:value-type="float" office:value="7.9794899060914" calcext:value-type="float">
            <text:p>7.98</text:p>
          </table:table-cell>
          <table:table-cell table:formula="of:=IF([.I71]&lt;1; &quot;Category 0-1&quot;; IF(AND([.I71]&gt;=1;[.I71]&lt;2); &quot;Category 1 -2&quot;; IF(AND([.I71]&gt;=2;[.I71]&lt;3); &quot;Category 2-3&quot;; IF(AND([.I71]&gt;=3;[.I71]&lt;4); &quot;Category 3-4&quot; ; IF(AND([.I71]&gt;=4;[.I71]&lt;5); &quot;Category 4-5&quot; ;  IF(AND([.I71]&gt;=5;[.I71]&lt;7); &quot;Category 5-7&quot; ;IF([.I71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297" calcext:value-type="float">
            <text:p>6.297</text:p>
          </table:table-cell>
          <table:table-cell office:value-type="float" office:value="16.1" calcext:value-type="float">
            <text:p>16.1</text:p>
          </table:table-cell>
          <table:table-cell office:value-type="float" office:value="22.4765719597552" calcext:value-type="float">
            <text:p>22.48</text:p>
          </table:table-cell>
          <table:table-cell table:formula="of:=([.$P$17]+ [.B72]*[.$P$16])" office:value-type="float" office:value="22.47657193685" calcext:value-type="float">
            <text:p>22.48</text:p>
          </table:table-cell>
          <table:table-cell table:style-name="ce3" table:formula="of:=([.C72]-[.D72])" office:value-type="float" office:value="-6.3765719597552" calcext:value-type="float">
            <text:p>-6.38</text:p>
          </table:table-cell>
          <table:table-cell table:formula="of:=IF([.F72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72]*[.F72])" office:value-type="float" office:value="40.6606699579363" calcext:value-type="float">
            <text:p>40.661</text:p>
          </table:table-cell>
          <table:table-cell table:formula="of:=ABS([.F72])" office:value-type="float" office:value="6.3765719597552" calcext:value-type="float">
            <text:p>6.38</text:p>
          </table:table-cell>
          <table:table-cell table:formula="of:=IF([.I72]&lt;1; &quot;Category 0-1&quot;; IF(AND([.I72]&gt;=1;[.I72]&lt;2); &quot;Category 1 -2&quot;; IF(AND([.I72]&gt;=2;[.I72]&lt;3); &quot;Category 2-3&quot;; IF(AND([.I72]&gt;=3;[.I72]&lt;4); &quot;Category 3-4&quot; ; IF(AND([.I72]&gt;=4;[.I72]&lt;5); &quot;Category 4-5&quot; ;  IF(AND([.I72]&gt;=5;[.I72]&lt;7); &quot;Category 5-7&quot; ;IF([.I72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976" calcext:value-type="float">
            <text:p>5.976</text:p>
          </table:table-cell>
          <table:table-cell office:value-type="float" office:value="12.7" calcext:value-type="float">
            <text:p>12.7</text:p>
          </table:table-cell>
          <table:table-cell office:value-type="float" office:value="19.5371023967118" calcext:value-type="float">
            <text:p>19.54</text:p>
          </table:table-cell>
          <table:table-cell table:formula="of:=([.$P$17]+ [.B73]*[.$P$16])" office:value-type="float" office:value="19.5371023748" calcext:value-type="float">
            <text:p>19.54</text:p>
          </table:table-cell>
          <table:table-cell table:formula="of:=([.C73]-[.D73])" office:value-type="float" office:value="-6.8371023967118" calcext:value-type="float">
            <text:p>-6.84</text:p>
          </table:table-cell>
          <table:table-cell table:formula="of:=IF([.F73]&gt;=0; &quot;greater than 0&quot;; &quot;less than 0&quot;)" office:value-type="string" office:string-value="less than 0" calcext:value-type="string">
            <text:p>less than 0</text:p>
          </table:table-cell>
          <table:table-cell table:formula="of:=([.F73]*[.F73])" office:value-type="float" office:value="46.7459691831222" calcext:value-type="float">
            <text:p>46.746</text:p>
          </table:table-cell>
          <table:table-cell table:formula="of:=ABS([.F73])" office:value-type="float" office:value="6.8371023967118" calcext:value-type="float">
            <text:p>6.84</text:p>
          </table:table-cell>
          <table:table-cell table:formula="of:=IF([.I73]&lt;1; &quot;Category 0-1&quot;; IF(AND([.I73]&gt;=1;[.I73]&lt;2); &quot;Category 1 -2&quot;; IF(AND([.I73]&gt;=2;[.I73]&lt;3); &quot;Category 2-3&quot;; IF(AND([.I73]&gt;=3;[.I73]&lt;4); &quot;Category 3-4&quot; ; IF(AND([.I73]&gt;=4;[.I73]&lt;5); &quot;Category 4-5&quot; ;  IF(AND([.I73]&gt;=5;[.I73]&lt;7); &quot;Category 5-7&quot; ;IF([.I73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003" calcext:value-type="float">
            <text:p>6.003</text:p>
          </table:table-cell>
          <table:table-cell office:value-type="float" office:value="19.1" calcext:value-type="float">
            <text:p>19.1</text:p>
          </table:table-cell>
          <table:table-cell office:value-type="float" office:value="19.7843475001454" calcext:value-type="float">
            <text:p>19.78</text:p>
          </table:table-cell>
          <table:table-cell table:formula="of:=([.$P$17]+ [.B74]*[.$P$16])" office:value-type="float" office:value="19.78434747815" calcext:value-type="float">
            <text:p>19.78</text:p>
          </table:table-cell>
          <table:table-cell table:formula="of:=([.C74]-[.D74])" office:value-type="float" office:value="-0.6843475001454" calcext:value-type="float">
            <text:p>-0.68</text:p>
          </table:table-cell>
          <table:table-cell table:formula="of:=IF([.F74]&gt;=0; &quot;greater than 0&quot;; &quot;less than 0&quot;)" office:value-type="string" office:string-value="less than 0" calcext:value-type="string">
            <text:p>less than 0</text:p>
          </table:table-cell>
          <table:table-cell table:formula="of:=([.F74]*[.F74])" office:value-type="float" office:value="0.468331500955258" calcext:value-type="float">
            <text:p>0.468</text:p>
          </table:table-cell>
          <table:table-cell table:formula="of:=ABS([.F74])" office:value-type="float" office:value="0.6843475001454" calcext:value-type="float">
            <text:p>0.68</text:p>
          </table:table-cell>
          <table:table-cell table:formula="of:=IF([.I74]&lt;1; &quot;Category 0-1&quot;; IF(AND([.I74]&gt;=1;[.I74]&lt;2); &quot;Category 1 -2&quot;; IF(AND([.I74]&gt;=2;[.I74]&lt;3); &quot;Category 2-3&quot;; IF(AND([.I74]&gt;=3;[.I74]&lt;4); &quot;Category 3-4&quot; ; IF(AND([.I74]&gt;=4;[.I74]&lt;5); &quot;Category 4-5&quot; ;  IF(AND([.I74]&gt;=5;[.I74]&lt;7); &quot;Category 5-7&quot; ;IF([.I74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93" calcext:value-type="float">
            <text:p>5.93</text:p>
          </table:table-cell>
          <table:table-cell office:value-type="float" office:value="19.1" calcext:value-type="float">
            <text:p>19.1</text:p>
          </table:table-cell>
          <table:table-cell office:value-type="float" office:value="19.0792410940571" calcext:value-type="float">
            <text:p>19.08</text:p>
          </table:table-cell>
          <table:table-cell table:formula="of:=([.$P$17]+ [.B75]*[.$P$16])" office:value-type="float" office:value="19.1158699765" calcext:value-type="float">
            <text:p>19.12</text:p>
          </table:table-cell>
          <table:table-cell table:formula="of:=([.C75]-[.D75])" office:value-type="float" office:value="0.0207589059429019" calcext:value-type="float">
            <text:p>0.02</text:p>
          </table:table-cell>
          <table:table-cell table:formula="of:=IF([.F75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75]*[.F75])" office:value-type="float" office:value="0.000430932175946246" calcext:value-type="float">
            <text:p>0.000</text:p>
          </table:table-cell>
          <table:table-cell table:formula="of:=ABS([.F75])" office:value-type="float" office:value="0.0207589059429019" calcext:value-type="float">
            <text:p>0.02</text:p>
          </table:table-cell>
          <table:table-cell table:formula="of:=IF([.I75]&lt;1; &quot;Category 0-1&quot;; IF(AND([.I75]&gt;=1;[.I75]&lt;2); &quot;Category 1 -2&quot;; IF(AND([.I75]&gt;=2;[.I75]&lt;3); &quot;Category 2-3&quot;; IF(AND([.I75]&gt;=3;[.I75]&lt;4); &quot;Category 3-4&quot; ; IF(AND([.I75]&gt;=4;[.I75]&lt;5); &quot;Category 4-5&quot; ;  IF(AND([.I75]&gt;=5;[.I75]&lt;7); &quot;Category 5-7&quot; ;IF([.I75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484" calcext:value-type="float">
            <text:p>6.484</text:p>
          </table:table-cell>
          <table:table-cell office:value-type="float" office:value="16.7" calcext:value-type="float">
            <text:p>16.7</text:p>
          </table:table-cell>
          <table:table-cell office:value-type="float" office:value="24.1889732316839" calcext:value-type="float">
            <text:p>24.19</text:p>
          </table:table-cell>
          <table:table-cell table:formula="of:=([.$P$17]+ [.B76]*[.$P$16])" office:value-type="float" office:value="24.1889732082" calcext:value-type="float">
            <text:p>24.19</text:p>
          </table:table-cell>
          <table:table-cell table:style-name="ce3" table:formula="of:=([.C76]-[.D76])" office:value-type="float" office:value="-7.4889732316839" calcext:value-type="float">
            <text:p>-7.49</text:p>
          </table:table-cell>
          <table:table-cell table:formula="of:=IF([.F76]&gt;=0; &quot;greater than 0&quot;; &quot;less than 0&quot;)" office:value-type="string" office:string-value="less than 0" calcext:value-type="string">
            <text:p>less than 0</text:p>
          </table:table-cell>
          <table:table-cell table:style-name="ce5" table:formula="of:=([.F76]*[.F76])" office:value-type="float" office:value="56.084720064878" calcext:value-type="float">
            <text:p>56.085</text:p>
          </table:table-cell>
          <table:table-cell table:formula="of:=ABS([.F76])" office:value-type="float" office:value="7.4889732316839" calcext:value-type="float">
            <text:p>7.49</text:p>
          </table:table-cell>
          <table:table-cell table:formula="of:=IF([.I76]&lt;1; &quot;Category 0-1&quot;; IF(AND([.I76]&gt;=1;[.I76]&lt;2); &quot;Category 1 -2&quot;; IF(AND([.I76]&gt;=2;[.I76]&lt;3); &quot;Category 2-3&quot;; IF(AND([.I76]&gt;=3;[.I76]&lt;4); &quot;Category 3-4&quot; ; IF(AND([.I76]&gt;=4;[.I76]&lt;5); &quot;Category 4-5&quot; ;  IF(AND([.I76]&gt;=5;[.I76]&lt;7); &quot;Category 5-7&quot; ;IF([.I76]&gt;=7; &quot;Category Greater than 7&quot; )))))))" office:value-type="string" office:string-value="Category Greater than 7" calcext:value-type="string">
            <text:p>Category Greater than 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67" calcext:value-type="float">
            <text:p>5.67</text:p>
          </table:table-cell>
          <table:table-cell office:value-type="float" office:value="23.1" calcext:value-type="float">
            <text:p>23.1</text:p>
          </table:table-cell>
          <table:table-cell office:value-type="float" office:value="16.7349912244649" calcext:value-type="float">
            <text:p>16.73</text:p>
          </table:table-cell>
          <table:table-cell table:formula="of:=([.$P$17]+ [.B77]*[.$P$16])" office:value-type="float" office:value="16.7349912035" calcext:value-type="float">
            <text:p>16.73</text:p>
          </table:table-cell>
          <table:table-cell table:formula="of:=([.C77]-[.D77])" office:value-type="float" office:value="6.3650087755351" calcext:value-type="float">
            <text:p>6.37</text:p>
          </table:table-cell>
          <table:table-cell table:formula="of:=IF([.F77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77]*[.F77])" office:value-type="float" office:value="40.5133367126389" calcext:value-type="float">
            <text:p>40.513</text:p>
          </table:table-cell>
          <table:table-cell table:formula="of:=ABS([.F77])" office:value-type="float" office:value="6.3650087755351" calcext:value-type="float">
            <text:p>6.37</text:p>
          </table:table-cell>
          <table:table-cell table:formula="of:=IF([.I77]&lt;1; &quot;Category 0-1&quot;; IF(AND([.I77]&gt;=1;[.I77]&lt;2); &quot;Category 1 -2&quot;; IF(AND([.I77]&gt;=2;[.I77]&lt;3); &quot;Category 2-3&quot;; IF(AND([.I77]&gt;=3;[.I77]&lt;4); &quot;Category 3-4&quot; ; IF(AND([.I77]&gt;=4;[.I77]&lt;5); &quot;Category 4-5&quot; ;  IF(AND([.I77]&gt;=5;[.I77]&lt;7); &quot;Category 5-7&quot; ;IF([.I77]&gt;=7; &quot;Category Greater than 7&quot; )))))))" office:value-type="string" office:string-value="Category 5-7" calcext:value-type="string">
            <text:p>Category 5-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794" calcext:value-type="float">
            <text:p>5.794</text:p>
          </table:table-cell>
          <table:table-cell office:value-type="float" office:value="18.3" calcext:value-type="float">
            <text:p>18.3</text:p>
          </table:table-cell>
          <table:table-cell office:value-type="float" office:value="17.8704872550486" calcext:value-type="float">
            <text:p>17.87</text:p>
          </table:table-cell>
          <table:table-cell table:formula="of:=([.$P$17]+ [.B78]*[.$P$16])" office:value-type="float" office:value="17.8704872337" calcext:value-type="float">
            <text:p>17.87</text:p>
          </table:table-cell>
          <table:table-cell table:formula="of:=([.C78]-[.D78])" office:value-type="float" office:value="0.429512744951399" calcext:value-type="float">
            <text:p>0.43</text:p>
          </table:table-cell>
          <table:table-cell table:formula="of:=IF([.F78]&gt;=0; &quot;greater than 0&quot;; &quot;less than 0&quot;)" office:value-type="string" office:string-value="greater than 0" calcext:value-type="string">
            <text:p>greater than 0</text:p>
          </table:table-cell>
          <table:table-cell table:formula="of:=([.F78]*[.F78])" office:value-type="float" office:value="0.184481198075686" calcext:value-type="float">
            <text:p>0.184</text:p>
          </table:table-cell>
          <table:table-cell table:formula="of:=ABS([.F78])" office:value-type="float" office:value="0.429512744951399" calcext:value-type="float">
            <text:p>0.43</text:p>
          </table:table-cell>
          <table:table-cell table:formula="of:=IF([.I78]&lt;1; &quot;Category 0-1&quot;; IF(AND([.I78]&gt;=1;[.I78]&lt;2); &quot;Category 1 -2&quot;; IF(AND([.I78]&gt;=2;[.I78]&lt;3); &quot;Category 2-3&quot;; IF(AND([.I78]&gt;=3;[.I78]&lt;4); &quot;Category 3-4&quot; ; IF(AND([.I78]&gt;=4;[.I78]&lt;5); &quot;Category 4-5&quot; ;  IF(AND([.I78]&gt;=5;[.I78]&lt;7); &quot;Category 5-7&quot; ;IF([.I78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12" calcext:value-type="float">
            <text:p>6.12</text:p>
          </table:table-cell>
          <table:table-cell office:value-type="float" office:value="20.6" calcext:value-type="float">
            <text:p>20.6</text:p>
          </table:table-cell>
          <table:table-cell office:value-type="float" office:value="20.8557429483575" calcext:value-type="float">
            <text:p>20.86</text:p>
          </table:table-cell>
          <table:table-cell table:formula="of:=([.$P$17]+ [.B79]*[.$P$16])" office:value-type="float" office:value="20.855742926" calcext:value-type="float">
            <text:p>20.86</text:p>
          </table:table-cell>
          <table:table-cell table:formula="of:=([.C79]-[.D79])" office:value-type="float" office:value="-0.255742948357497" calcext:value-type="float">
            <text:p>-0.26</text:p>
          </table:table-cell>
          <table:table-cell table:formula="of:=IF([.F79]&gt;=0; &quot;greater than 0&quot;; &quot;less than 0&quot;)" office:value-type="string" office:string-value="less than 0" calcext:value-type="string">
            <text:p>less than 0</text:p>
          </table:table-cell>
          <table:table-cell table:formula="of:=([.F79]*[.F79])" office:value-type="float" office:value="0.0654044556345854" calcext:value-type="float">
            <text:p>0.065</text:p>
          </table:table-cell>
          <table:table-cell table:formula="of:=ABS([.F79])" office:value-type="float" office:value="0.255742948357497" calcext:value-type="float">
            <text:p>0.26</text:p>
          </table:table-cell>
          <table:table-cell table:formula="of:=IF([.I79]&lt;1; &quot;Category 0-1&quot;; IF(AND([.I79]&gt;=1;[.I79]&lt;2); &quot;Category 1 -2&quot;; IF(AND([.I79]&gt;=2;[.I79]&lt;3); &quot;Category 2-3&quot;; IF(AND([.I79]&gt;=3;[.I79]&lt;4); &quot;Category 3-4&quot; ; IF(AND([.I79]&gt;=4;[.I79]&lt;5); &quot;Category 4-5&quot; ;  IF(AND([.I79]&gt;=5;[.I79]&lt;7); &quot;Category 5-7&quot; ;IF([.I79]&gt;=7; &quot;Category Greater than 7&quot; )))))))" office:value-type="string" office:string-value="Category 0-1" calcext:value-type="string">
            <text:p>Category 0-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976" calcext:value-type="float">
            <text:p>6.976</text:p>
          </table:table-cell>
          <table:table-cell office:value-type="float" office:value="23.9" calcext:value-type="float">
            <text:p>23.9</text:p>
          </table:table-cell>
          <table:table-cell office:value-type="float" office:value="28.6943284498064" calcext:value-type="float">
            <text:p>28.69</text:p>
          </table:table-cell>
          <table:table-cell table:formula="of:=([.$P$17]+ [.B80]*[.$P$16])" office:value-type="float" office:value="28.6943284248" calcext:value-type="float">
            <text:p>28.69</text:p>
          </table:table-cell>
          <table:table-cell table:formula="of:=([.C80]-[.D80])" office:value-type="float" office:value="-4.7943284498064" calcext:value-type="float">
            <text:p>-4.79</text:p>
          </table:table-cell>
          <table:table-cell table:formula="of:=IF([.F80]&gt;=0; &quot;greater than 0&quot;; &quot;less than 0&quot;)" office:value-type="string" office:string-value="less than 0" calcext:value-type="string">
            <text:p>less than 0</text:p>
          </table:table-cell>
          <table:table-cell table:formula="of:=([.F80]*[.F80])" office:value-type="float" office:value="22.985585284623" calcext:value-type="float">
            <text:p>22.986</text:p>
          </table:table-cell>
          <table:table-cell table:formula="of:=ABS([.F80])" office:value-type="float" office:value="4.7943284498064" calcext:value-type="float">
            <text:p>4.79</text:p>
          </table:table-cell>
          <table:table-cell table:formula="of:=IF([.I80]&lt;1; &quot;Category 0-1&quot;; IF(AND([.I80]&gt;=1;[.I80]&lt;2); &quot;Category 1 -2&quot;; IF(AND([.I80]&gt;=2;[.I80]&lt;3); &quot;Category 2-3&quot;; IF(AND([.I80]&gt;=3;[.I80]&lt;4); &quot;Category 3-4&quot; ; IF(AND([.I80]&gt;=4;[.I80]&lt;5); &quot;Category 4-5&quot; ;  IF(AND([.I80]&gt;=5;[.I80]&lt;7); &quot;Category 5-7&quot; ;IF([.I80]&gt;=7; &quot;Category Greater than 7&quot; )))))))" office:value-type="string" office:string-value="Category 4-5" calcext:value-type="string">
            <text:p>Category 4-5</text:p>
          </table:table-cell>
          <table:table-cell table:number-columns-repeated="7"/>
        </table:table-row>
      </table:table>
      <table:table table:name="Pivot Table_ComparisionFile_1" table:style-name="ta1">
        <table:table-column table:style-name="co12" table:default-cell-style-name="ce32"/>
        <table:table-column table:style-name="co13" table:default-cell-style-name="ce39"/>
        <table:table-column table:style-name="co14" table:default-cell-style-name="ce18"/>
        <table:table-row table:style-name="ro1">
          <table:table-cell table:style-name="ce30" office:value-type="string" calcext:value-type="string">
            <text:p>Range</text:p>
          </table:table-cell>
          <table:table-cell table:style-name="ce34" office:value-type="string" calcext:value-type="string">
            <text:p>Count - Range</text:p>
          </table:table-cell>
          <table:table-cell table:style-name="Default"/>
        </table:table-row>
        <table:table-row table:style-name="ro1">
          <table:table-cell table:style-name="ce31" office:value-type="string" calcext:value-type="string">
            <text:p>Category 0-1</text:p>
          </table:table-cell>
          <table:table-cell table:style-name="ce35" office:value-type="float" office:value="23" calcext:value-type="float">
            <text:p>23</text:p>
          </table:table-cell>
          <table:table-cell table:formula="of:=([.B2]/[.$B$9])" office:value-type="percentage" office:value="0.291139240506329" calcext:value-type="percentage">
            <text:p>29.11%</text:p>
          </table:table-cell>
        </table:table-row>
        <table:table-row table:style-name="ro1">
          <table:table-cell office:value-type="string" calcext:value-type="string">
            <text:p>Category 1 -2</text:p>
          </table:table-cell>
          <table:table-cell office:value-type="float" office:value="8" calcext:value-type="float">
            <text:p>8</text:p>
          </table:table-cell>
          <table:table-cell table:formula="of:=([.B3]/[.$B$9])" office:value-type="percentage" office:value="0.10126582278481" calcext:value-type="percentage">
            <text:p>10.13%</text:p>
          </table:table-cell>
        </table:table-row>
        <table:table-row table:style-name="ro1">
          <table:table-cell office:value-type="string" calcext:value-type="string">
            <text:p>Category 2-3</text:p>
          </table:table-cell>
          <table:table-cell office:value-type="float" office:value="11" calcext:value-type="float">
            <text:p>11</text:p>
          </table:table-cell>
          <table:table-cell table:formula="of:=([.B4]/[.$B$9])" office:value-type="percentage" office:value="0.139240506329114" calcext:value-type="percentage">
            <text:p>13.92%</text:p>
          </table:table-cell>
        </table:table-row>
        <table:table-row table:style-name="ro1">
          <table:table-cell office:value-type="string" calcext:value-type="string">
            <text:p>Category 3-4</text:p>
          </table:table-cell>
          <table:table-cell office:value-type="float" office:value="3" calcext:value-type="float">
            <text:p>3</text:p>
          </table:table-cell>
          <table:table-cell table:formula="of:=([.B5]/[.$B$9])" office:value-type="percentage" office:value="0.0379746835443038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Category 4-5</text:p>
          </table:table-cell>
          <table:table-cell office:value-type="float" office:value="6" calcext:value-type="float">
            <text:p>6</text:p>
          </table:table-cell>
          <table:table-cell table:formula="of:=([.B6]/[.$B$9])" office:value-type="percentage" office:value="0.0759493670886076" calcext:value-type="percentage">
            <text:p>7.59%</text:p>
          </table:table-cell>
        </table:table-row>
        <table:table-row table:style-name="ro1">
          <table:table-cell office:value-type="string" calcext:value-type="string">
            <text:p>Category 5-7</text:p>
          </table:table-cell>
          <table:table-cell office:value-type="float" office:value="13" calcext:value-type="float">
            <text:p>13</text:p>
          </table:table-cell>
          <table:table-cell table:formula="of:=([.B7]/[.$B$9])" office:value-type="percentage" office:value="0.164556962025316" calcext:value-type="percentage">
            <text:p>16.46%</text:p>
          </table:table-cell>
        </table:table-row>
        <table:table-row table:style-name="ro1">
          <table:table-cell office:value-type="string" calcext:value-type="string">
            <text:p>Category Greater than 7</text:p>
          </table:table-cell>
          <table:table-cell table:style-name="ce40" office:value-type="float" office:value="15" calcext:value-type="float">
            <text:p>15</text:p>
          </table:table-cell>
          <table:table-cell table:formula="of:=([.B8]/[.$B$9])" office:value-type="percentage" office:value="0.189873417721519" calcext:value-type="percentage">
            <text:p>18.99%</text:p>
          </table:table-cell>
        </table:table-row>
        <table:table-row table:style-name="ro1">
          <table:table-cell table:style-name="ce33" office:value-type="string" calcext:value-type="string">
            <text:p>Total Result</text:p>
          </table:table-cell>
          <table:table-cell table:style-name="ce41" office:value-type="float" office:value="79" calcext:value-type="float">
            <text:p>79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ComparisionFile.A1:ComparisionFile.J8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ComparisionFile_1'.A1:'Pivot Table_ComparisionFile_1'.B9" table:buttons="'Pivot Table_ComparisionFile_1'.A1" table:show-filter-button="false" table:drill-down-on-double-click="false">
          <table:source-cell-range table:cell-range-address="ComparisionFile.A1:ComparisionFile.J8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nge" table:orientation="row" table:used-hierarchy="0" table:function="auto">
            <table:data-pilot-level table:show-empty="false" calcext:repeat-item-labels="false">
              <table:data-pilot-members>
                <table:data-pilot-member table:name="Category 1 -2" table:display="true" table:show-details="true"/>
                <table:data-pilot-member table:name="Category 2-3" table:display="true" table:show-details="true"/>
                <table:data-pilot-member table:name="Category 3-4" table:display="true" table:show-details="true"/>
                <table:data-pilot-member table:name="Category 4-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ng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00-00-00</text:date>, <text:time style:data-style-name="N2" text:time-value="19:51:23.9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6T21:23:02.383000000</dc:date>
    <meta:editing-duration>PT21H56M25S</meta:editing-duration>
    <meta:editing-cycles>8</meta:editing-cycles>
    <meta:generator>LibreOffice/24.2.4.2$Windows_X86_64 LibreOffice_project/51a6219feb6075d9a4c46691dcfe0cd9c4fff3c2</meta:generator>
    <meta:document-statistic meta:table-count="2" meta:cell-count="840" meta:object-count="0"/>
  </office:meta>
</office:document-meta>
</file>